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299997.5" table:style-name="ce9">
            <text:p>17.299.998</text:p>
          </table:table-cell>
          <table:table-cell office:value-type="percentage" office:value="1" table:style-name="ce10">
            <text:p>100,00%</text:p>
          </table:table-cell>
          <table:table-cell office:value-type="float" office:value="7484032" table:style-name="ce8">
            <text:p>7.484.032</text:p>
          </table:table-cell>
          <table:table-cell office:value-type="float" office:value="7336557" table:style-name="ce8">
            <text:p>7.336.557</text:p>
          </table:table-cell>
          <table:table-cell office:value-type="float" office:value="4205169" table:style-name="ce8">
            <text:p>4.205.169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29139" table:style-name="ce7">
            <text:p>1.829.13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1624" table:style-name="ce14">
            <text:p>2.741.624</text:p>
          </table:table-cell>
          <table:table-cell office:value-type="float" office:value="2668017" table:style-name="ce14">
            <text:p>2.668.017</text:p>
          </table:table-cell>
          <table:table-cell office:value-type="percentage" office:value="0.973152044189867" table:style-name="ce15">
            <text:p>97,32%</text:p>
          </table:table-cell>
          <table:table-cell office:value-type="float" office:value="1151209" table:style-name="ce13">
            <text:p>1.151.209</text:p>
          </table:table-cell>
          <table:table-cell office:value-type="float" office:value="1130421" table:style-name="ce13">
            <text:p>1.130.421</text:p>
          </table:table-cell>
          <table:table-cell office:value-type="float" office:value="714787" table:style-name="ce13">
            <text:p>714.787</text:p>
          </table:table-cell>
          <table:table-cell office:value-type="date" office:date-value="2022-07-06T00:00:00" table:style-name="ce16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298765.5" table:style-name="ce14">
            <text:p>2.298.766</text:p>
          </table:table-cell>
          <table:table-cell office:value-type="percentage" office:value="0.93701068398974929" table:style-name="ce15">
            <text:p>93,70%</text:p>
          </table:table-cell>
          <table:table-cell office:value-type="float" office:value="929238" table:style-name="ce13">
            <text:p>929.238</text:p>
          </table:table-cell>
          <table:table-cell office:value-type="float" office:value="920019" table:style-name="ce13">
            <text:p>920.019</text:p>
          </table:table-cell>
          <table:table-cell office:value-type="float" office:value="726701" table:style-name="ce13">
            <text:p>726.701</text:p>
          </table:table-cell>
          <table:table-cell office:value-type="date" office:date-value="2022-07-06T00:00:00" table:style-name="ce16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5828" table:style-name="ce7">
            <text:p>1.335.828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70498" table:style-name="ce14">
            <text:p>2.170.498</text:p>
          </table:table-cell>
          <table:table-cell office:value-type="float" office:value="2051242" table:style-name="ce14">
            <text:p>2.051.242</text:p>
          </table:table-cell>
          <table:table-cell office:value-type="percentage" office:value="0.94505592725724696" table:style-name="ce15">
            <text:p>94,51%</text:p>
          </table:table-cell>
          <table:table-cell office:value-type="float" office:value="928780" table:style-name="ce13">
            <text:p>928.780</text:p>
          </table:table-cell>
          <table:table-cell office:value-type="float" office:value="913419" table:style-name="ce13">
            <text:p>913.419</text:p>
          </table:table-cell>
          <table:table-cell office:value-type="float" office:value="486378" table:style-name="ce13">
            <text:p>486.378</text:p>
          </table:table-cell>
          <table:table-cell office:value-type="date" office:date-value="2022-07-06T00:00:00" table:style-name="ce16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78835.5" table:style-name="ce14">
            <text:p>4.178.836</text:p>
          </table:table-cell>
          <table:table-cell office:value-type="percentage" office:value="0.9364526119294283" table:style-name="ce15">
            <text:p>93,65%</text:p>
          </table:table-cell>
          <table:table-cell office:value-type="float" office:value="1822506" table:style-name="ce13">
            <text:p>1.822.506</text:p>
          </table:table-cell>
          <table:table-cell office:value-type="float" office:value="1767276" table:style-name="ce13">
            <text:p>1.767.276</text:p>
          </table:table-cell>
          <table:table-cell office:value-type="float" office:value="1008612" table:style-name="ce13">
            <text:p>1.008.612</text:p>
          </table:table-cell>
          <table:table-cell office:value-type="date" office:date-value="2022-07-06T00:00:00" table:style-name="ce16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8651.5" table:style-name="ce14">
            <text:p>1.268.652</text:p>
          </table:table-cell>
          <table:table-cell office:value-type="percentage" office:value="0.97797713572100342" table:style-name="ce15">
            <text:p>97,80%</text:p>
          </table:table-cell>
          <table:table-cell office:value-type="float" office:value="519977" table:style-name="ce13">
            <text:p>519.977</text:p>
          </table:table-cell>
          <table:table-cell office:value-type="float" office:value="516500" table:style-name="ce13">
            <text:p>516.500</text:p>
          </table:table-cell>
          <table:table-cell office:value-type="float" office:value="355386" table:style-name="ce13">
            <text:p>355.386</text:p>
          </table:table-cell>
          <table:table-cell office:value-type="date" office:date-value="2022-07-06T00:00:00" table:style-name="ce16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995" table:style-name="ce7">
            <text:p>4.084.995</text:p>
          </table:table-cell>
          <table:table-cell office:value-type="float" office:value="280590" table:style-name="ce7">
            <text:p>280.590</text:p>
          </table:table-cell>
          <table:table-cell office:value-type="float" office:value="701610" table:style-name="ce7">
            <text:p>701.61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34000" table:style-name="ce14">
            <text:p>5.634.000</text:p>
          </table:table-cell>
          <table:table-cell office:value-type="float" office:value="5336839.5" table:style-name="ce14">
            <text:p>5.336.840</text:p>
          </table:table-cell>
          <table:table-cell office:value-type="percentage" office:value="0.94725585729499473" table:style-name="ce15">
            <text:p>94,73%</text:p>
          </table:table-cell>
          <table:table-cell office:value-type="float" office:value="2151135" table:style-name="ce13">
            <text:p>2.151.135</text:p>
          </table:table-cell>
          <table:table-cell office:value-type="float" office:value="2124393" table:style-name="ce13">
            <text:p>2.124.393</text:p>
          </table:table-cell>
          <table:table-cell office:value-type="float" office:value="1518078" table:style-name="ce13">
            <text:p>1.518.078</text:p>
          </table:table-cell>
          <table:table-cell office:value-type="date" office:date-value="2022-07-06T00:00:00" table:style-name="ce16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19670" table:style-name="ce7">
            <text:p>719.67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15390" table:style-name="ce14">
            <text:p>4.215.390</text:p>
          </table:table-cell>
          <table:table-cell office:value-type="float" office:value="4019364" table:style-name="ce14">
            <text:p>4.019.364</text:p>
          </table:table-cell>
          <table:table-cell office:value-type="percentage" office:value="0.95349754115277585" table:style-name="ce15">
            <text:p>95,35%</text:p>
          </table:table-cell>
          <table:table-cell office:value-type="float" office:value="1766210" table:style-name="ce13">
            <text:p>1.766.210</text:p>
          </table:table-cell>
          <table:table-cell office:value-type="float" office:value="1715344" table:style-name="ce13">
            <text:p>1.715.344</text:p>
          </table:table-cell>
          <table:table-cell office:value-type="float" office:value="1092781" table:style-name="ce13">
            <text:p>1.092.781</text:p>
          </table:table-cell>
          <table:table-cell office:value-type="date" office:date-value="2022-07-06T00:00:00" table:style-name="ce16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796134" table:style-name="ce7">
            <text:p>8.796.134</text:p>
          </table:table-cell>
          <table:table-cell office:value-type="float" office:value="567070" table:style-name="ce7">
            <text:p>56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39124" table:style-name="ce14">
            <text:p>14.339.124</text:p>
          </table:table-cell>
          <table:table-cell office:value-type="float" office:value="14303804" table:style-name="ce14">
            <text:p>14.303.804</text:p>
          </table:table-cell>
          <table:table-cell office:value-type="percentage" office:value="0.99753680908261899" table:style-name="ce15">
            <text:p>99,75%</text:p>
          </table:table-cell>
          <table:table-cell office:value-type="float" office:value="6496828" table:style-name="ce13">
            <text:p>6.496.828</text:p>
          </table:table-cell>
          <table:table-cell office:value-type="float" office:value="6359682" table:style-name="ce13">
            <text:p>6.359.682</text:p>
          </table:table-cell>
          <table:table-cell office:value-type="float" office:value="3821796" table:style-name="ce13">
            <text:p>3.821.796</text:p>
          </table:table-cell>
          <table:table-cell office:value-type="date" office:date-value="2022-07-06T00:00:00" table:style-name="ce16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157711.5" table:style-name="ce14">
            <text:p>10.157.712</text:p>
          </table:table-cell>
          <table:table-cell office:value-type="percentage" office:value="0.9675158149704417" table:style-name="ce15">
            <text:p>96,75%</text:p>
          </table:table-cell>
          <table:table-cell office:value-type="float" office:value="4451503" table:style-name="ce13">
            <text:p>4.451.503</text:p>
          </table:table-cell>
          <table:table-cell office:value-type="float" office:value="4388344" table:style-name="ce13">
            <text:p>4.388.344</text:p>
          </table:table-cell>
          <table:table-cell office:value-type="float" office:value="2949303" table:style-name="ce13">
            <text:p>2.949.303</text:p>
          </table:table-cell>
          <table:table-cell office:value-type="date" office:date-value="2022-07-06T00:00:00" table:style-name="ce16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589" table:style-name="ce7">
            <text:p>1.639.589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169" table:style-name="ce14">
            <text:p>2.319.169</text:p>
          </table:table-cell>
          <table:table-cell office:value-type="float" office:value="2343398.5" table:style-name="ce14">
            <text:p>2.343.399</text:p>
          </table:table-cell>
          <table:table-cell office:value-type="percentage" office:value="1" table:style-name="ce15">
            <text:p>100,00%</text:p>
          </table:table-cell>
          <table:table-cell office:value-type="float" office:value="969816" table:style-name="ce13">
            <text:p>969.816</text:p>
          </table:table-cell>
          <table:table-cell office:value-type="float" office:value="952323" table:style-name="ce13">
            <text:p>952.323</text:p>
          </table:table-cell>
          <table:table-cell office:value-type="float" office:value="646967" table:style-name="ce13">
            <text:p>646.967</text:p>
          </table:table-cell>
          <table:table-cell office:value-type="date" office:date-value="2022-07-06T00:00:00" table:style-name="ce16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9800" table:style-name="ce7">
            <text:p>249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3174" table:style-name="ce14">
            <text:p>6.053.174</text:p>
          </table:table-cell>
          <table:table-cell office:value-type="float" office:value="6156287" table:style-name="ce14">
            <text:p>6.156.287</text:p>
          </table:table-cell>
          <table:table-cell office:value-type="percentage" office:value="1" table:style-name="ce15">
            <text:p>100,00%</text:p>
          </table:table-cell>
          <table:table-cell office:value-type="float" office:value="2479795" table:style-name="ce13">
            <text:p>2.479.795</text:p>
          </table:table-cell>
          <table:table-cell office:value-type="float" office:value="2454868" table:style-name="ce13">
            <text:p>2.454.868</text:p>
          </table:table-cell>
          <table:table-cell office:value-type="float" office:value="1981192" table:style-name="ce13">
            <text:p>1.981.192</text:p>
          </table:table-cell>
          <table:table-cell office:value-type="date" office:date-value="2022-07-06T00:00:00" table:style-name="ce16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4195" table:style-name="ce7">
            <text:p>464.195</text:p>
          </table:table-cell>
          <table:table-cell office:value-type="float" office:value="47380" table:style-name="ce7">
            <text:p>47.38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9825" table:style-name="ce14">
            <text:p>689.825</text:p>
          </table:table-cell>
          <table:table-cell office:value-type="float" office:value="655044.5" table:style-name="ce14">
            <text:p>655.045</text:p>
          </table:table-cell>
          <table:table-cell office:value-type="percentage" office:value="0.94958069075490159" table:style-name="ce15">
            <text:p>94,96%</text:p>
          </table:table-cell>
          <table:table-cell office:value-type="float" office:value="284684" table:style-name="ce13">
            <text:p>284.684</text:p>
          </table:table-cell>
          <table:table-cell office:value-type="float" office:value="286718" table:style-name="ce13">
            <text:p>286.718</text:p>
          </table:table-cell>
          <table:table-cell office:value-type="float" office:value="183621" table:style-name="ce13">
            <text:p>183.621</text:p>
          </table:table-cell>
          <table:table-cell office:value-type="date" office:date-value="2022-07-05T00:00:00" table:style-name="ce16">
            <text:p>05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107025" table:style-name="ce7">
            <text:p>9.10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30" table:style-name="ce7">
            <text:p>2.168.53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467005" table:style-name="ce14">
            <text:p>13.467.005</text:p>
          </table:table-cell>
          <table:table-cell office:value-type="float" office:value="13377383" table:style-name="ce14">
            <text:p>13.377.383</text:p>
          </table:table-cell>
          <table:table-cell office:value-type="percentage" office:value="0.9933450681870245" table:style-name="ce15">
            <text:p>99,33%</text:p>
          </table:table-cell>
          <table:table-cell office:value-type="float" office:value="5772359" table:style-name="ce13">
            <text:p>5.772.359</text:p>
          </table:table-cell>
          <table:table-cell office:value-type="float" office:value="5721464" table:style-name="ce13">
            <text:p>5.721.464</text:p>
          </table:table-cell>
          <table:table-cell office:value-type="float" office:value="3426134" table:style-name="ce13">
            <text:p>3.426.134</text:p>
          </table:table-cell>
          <table:table-cell office:value-type="date" office:date-value="2022-07-06T00:00:00" table:style-name="ce16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836336.5" table:style-name="ce14">
            <text:p>2.836.337</text:p>
          </table:table-cell>
          <table:table-cell office:value-type="percentage" office:value="0.97193560491187314" table:style-name="ce15">
            <text:p>97,19%</text:p>
          </table:table-cell>
          <table:table-cell office:value-type="float" office:value="1300675" table:style-name="ce13">
            <text:p>1.300.675</text:p>
          </table:table-cell>
          <table:table-cell office:value-type="float" office:value="1280671" table:style-name="ce13">
            <text:p>1.280.671</text:p>
          </table:table-cell>
          <table:table-cell office:value-type="float" office:value="702104" table:style-name="ce13">
            <text:p>702.104</text:p>
          </table:table-cell>
          <table:table-cell office:value-type="date" office:date-value="2022-07-06T00:00:00" table:style-name="ce16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30193" table:style-name="ce14">
            <text:p>1.330.193</text:p>
          </table:table-cell>
          <table:table-cell office:value-type="percentage" office:value="0.9446273062783036" table:style-name="ce15">
            <text:p>94,46%</text:p>
          </table:table-cell>
          <table:table-cell office:value-type="float" office:value="568569" table:style-name="ce13">
            <text:p>568.569</text:p>
          </table:table-cell>
          <table:table-cell office:value-type="float" office:value="562991" table:style-name="ce13">
            <text:p>562.991</text:p>
          </table:table-cell>
          <table:table-cell office:value-type="float" office:value="365294" table:style-name="ce13">
            <text:p>365.294</text:p>
          </table:table-cell>
          <table:table-cell office:value-type="date" office:date-value="2022-07-06T00:00:00" table:style-name="ce16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65008" table:style-name="ce7">
            <text:p>2.965.00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08413" table:style-name="ce14">
            <text:p>4.508.413</text:p>
          </table:table-cell>
          <table:table-cell office:value-type="float" office:value="4435399" table:style-name="ce14">
            <text:p>4.435.399</text:p>
          </table:table-cell>
          <table:table-cell office:value-type="percentage" office:value="0.98380494422316678" table:style-name="ce15">
            <text:p>98,38%</text:p>
          </table:table-cell>
          <table:table-cell office:value-type="float" office:value="1948949" table:style-name="ce13">
            <text:p>1.948.949</text:p>
          </table:table-cell>
          <table:table-cell office:value-type="float" office:value="1912839" table:style-name="ce13">
            <text:p>1.912.839</text:p>
          </table:table-cell>
          <table:table-cell office:value-type="float" office:value="1206347" table:style-name="ce13">
            <text:p>1.206.347</text:p>
          </table:table-cell>
          <table:table-cell office:value-type="date" office:date-value="2022-07-06T00:00:00" table:style-name="ce16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57885.5" table:style-name="ce14">
            <text:p>157.886</text:p>
          </table:table-cell>
          <table:table-cell office:value-type="percentage" office:value="0.90431637369623863" table:style-name="ce15">
            <text:p>90,43%</text:p>
          </table:table-cell>
          <table:table-cell office:value-type="float" office:value="68242" table:style-name="ce13">
            <text:p>68.242</text:p>
          </table:table-cell>
          <table:table-cell office:value-type="float" office:value="65336" table:style-name="ce13">
            <text:p>65.336</text:p>
          </table:table-cell>
          <table:table-cell office:value-type="float" office:value="42117" table:style-name="ce13">
            <text:p>42.117</text:p>
          </table:table-cell>
          <table:table-cell office:value-type="date" office:date-value="2022-07-06T00:00:00" table:style-name="ce16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49596" table:style-name="ce14">
            <text:p>149.596</text:p>
          </table:table-cell>
          <table:table-cell office:value-type="percentage" office:value="0.94418076243372884" table:style-name="ce15">
            <text:p>94,42%</text:p>
          </table:table-cell>
          <table:table-cell office:value-type="float" office:value="66505" table:style-name="ce13">
            <text:p>66.505</text:p>
          </table:table-cell>
          <table:table-cell office:value-type="float" office:value="63169" table:style-name="ce13">
            <text:p>63.169</text:p>
          </table:table-cell>
          <table:table-cell office:value-type="float" office:value="35594" table:style-name="ce13">
            <text:p>35.594</text:p>
          </table:table-cell>
          <table:table-cell office:value-type="date" office:date-value="2022-07-06T00:00:00" table:style-name="ce17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3226" table:style-name="ce7">
            <text:p>53.226</text:p>
          </table:table-cell>
          <table:table-cell office:value-type="float" office:value="0" table:style-name="ce7">
            <text:p>0</text:p>
          </table:table-cell>
          <table:table-cell office:value-type="float" office:value="58310" table:style-name="ce7">
            <text:p>58.3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7336" table:style-name="ce14">
            <text:p>217.336</text:p>
          </table:table-cell>
          <table:table-cell office:value-type="float" office:value="207408" table:style-name="ce14">
            <text:p>207.408</text:p>
          </table:table-cell>
          <table:table-cell office:value-type="percentage" office:value="0.95431957890087238" table:style-name="ce15">
            <text:p>95,43%</text:p>
          </table:table-cell>
          <table:table-cell office:value-type="float" office:value="95146" table:style-name="ce13">
            <text:p>95.146</text:p>
          </table:table-cell>
          <table:table-cell office:value-type="float" office:value="94845" table:style-name="ce13">
            <text:p>94.845</text:p>
          </table:table-cell>
          <table:table-cell office:value-type="float" office:value="50917" table:style-name="ce13">
            <text:p>50.917</text:p>
          </table:table-cell>
          <table:table-cell office:value-type="date" office:date-value="2022-07-06T00:00:00" table:style-name="ce17">
            <text:p>06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290" table:style-name="ce7">
            <text:p>8.29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995" table:style-name="ce14">
            <text:p>12.995</text:p>
          </table:table-cell>
          <table:table-cell office:value-type="float" office:value="13440" table:style-name="ce14">
            <text:p>13.440</text:p>
          </table:table-cell>
          <table:table-cell office:value-type="percentage" office:value="1" table:style-name="ce15">
            <text:p>100,00%</text:p>
          </table:table-cell>
          <table:table-cell office:value-type="float" office:value="8129" table:style-name="ce13">
            <text:p>8.129</text:p>
          </table:table-cell>
          <table:table-cell office:value-type="float" office:value="8123" table:style-name="ce13">
            <text:p>8.123</text:p>
          </table:table-cell>
          <table:table-cell office:value-type="float" office:value="4096" table:style-name="ce13">
            <text:p>4.096</text:p>
          </table:table-cell>
          <table:table-cell office:value-type="date" office:date-value="2022-06-27T00:00:00" table:style-name="ce17">
            <text:p>27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543603" table:style-name="ce19">
            <text:p>63.543.603</text:p>
          </table:table-cell>
          <table:table-cell office:value-type="float" office:value="5088060" table:style-name="ce19">
            <text:p>5.088.060</text:p>
          </table:table-cell>
          <table:table-cell office:value-type="float" office:value="17180970" table:style-name="ce20">
            <text:p>17.180.970</text:p>
          </table:table-cell>
          <table:table-cell office:value-type="float" office:value="8968950" table:style-name="ce21">
            <text:p>8.968.950</text:p>
          </table:table-cell>
          <table:table-cell office:value-type="float" office:value="2028555" table:style-name="ce22">
            <text:p>2.028.555</text:p>
          </table:table-cell>
          <table:table-cell office:value-type="float" office:value="96810138" table:style-name="ce23">
            <text:p>96.810.138</text:p>
          </table:table-cell>
          <table:table-cell office:value-type="float" office:value="95245599" table:style-name="ce23">
            <text:p>95.245.599</text:p>
          </table:table-cell>
          <table:table-cell office:value-type="percentage" office:value="0.98383909957859994" table:style-name="ce24">
            <text:p>98,38%</text:p>
          </table:table-cell>
          <table:table-cell office:value-type="float" office:value="41264287" table:style-name="ce23">
            <text:p>41.264.287</text:p>
          </table:table-cell>
          <table:table-cell office:value-type="float" office:value="40575302" table:style-name="ce23">
            <text:p>40.575.302</text:p>
          </table:table-cell>
          <table:table-cell office:value-type="float" office:value="25523374" table:style-name="ce23">
            <text:p>25.523.374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45294" table:style-name="ce32">
            <text:p>7.045.294</text:p>
          </table:table-cell>
          <table:table-cell office:value-type="percentage" office:value="0.93837097870872488" table:style-name="ce33">
            <text:p>93,8%</text:p>
          </table:table-cell>
          <table:table-cell office:value-type="float" office:value="7026944" table:style-name="ce32">
            <text:p>7.026.944</text:p>
          </table:table-cell>
          <table:table-cell office:value-type="percentage" office:value="0.93592692066667516" table:style-name="ce33">
            <text:p>93,6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7965" table:style-name="ce32">
            <text:p>1.097.965</text:p>
          </table:table-cell>
          <table:table-cell office:value-type="percentage" office:value="0.92311889612311337" table:style-name="ce33">
            <text:p>92,3%</text:p>
          </table:table-cell>
          <table:table-cell office:value-type="float" office:value="1091838" table:style-name="ce32">
            <text:p>1.091.838</text:p>
          </table:table-cell>
          <table:table-cell office:value-type="percentage" office:value="0.91796759396271088" table:style-name="ce33">
            <text:p>91,8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6065" table:style-name="ce32">
            <text:p>886.065</text:p>
          </table:table-cell>
          <table:table-cell office:value-type="percentage" office:value="0.95230034596274693" table:style-name="ce33">
            <text:p>95,2%</text:p>
          </table:table-cell>
          <table:table-cell office:value-type="float" office:value="886765" table:style-name="ce32">
            <text:p>886.765</text:p>
          </table:table-cell>
          <table:table-cell office:value-type="percentage" office:value="0.95305267253266446" table:style-name="ce33">
            <text:p>95,3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7458" table:style-name="ce32">
            <text:p>897.458</text:p>
          </table:table-cell>
          <table:table-cell office:value-type="percentage" office:value="0.82853468514670137" table:style-name="ce33">
            <text:p>82,9%</text:p>
          </table:table-cell>
          <table:table-cell office:value-type="float" office:value="891721" table:style-name="ce32">
            <text:p>891.721</text:p>
          </table:table-cell>
          <table:table-cell office:value-type="percentage" office:value="0.82323827741654954" table:style-name="ce33">
            <text:p>82,3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7064" table:style-name="ce32">
            <text:p>1.747.064</text:p>
          </table:table-cell>
          <table:table-cell office:value-type="percentage" office:value="0.85913588946812736" table:style-name="ce33">
            <text:p>85,9%</text:p>
          </table:table-cell>
          <table:table-cell office:value-type="float" office:value="1714638" table:style-name="ce32">
            <text:p>1.714.638</text:p>
          </table:table-cell>
          <table:table-cell office:value-type="percentage" office:value="0.84319008533508266" table:style-name="ce33">
            <text:p>84,3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944" table:style-name="ce32">
            <text:p>494.944</text:p>
          </table:table-cell>
          <table:table-cell office:value-type="percentage" office:value="0.93906219761621967" table:style-name="ce33">
            <text:p>93,9%</text:p>
          </table:table-cell>
          <table:table-cell office:value-type="float" office:value="496526" table:style-name="ce32">
            <text:p>496.526</text:p>
          </table:table-cell>
          <table:table-cell office:value-type="percentage" office:value="0.94206374202655474" table:style-name="ce33">
            <text:p>94,2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8892" table:style-name="ce32">
            <text:p>2.048.892</text:p>
          </table:table-cell>
          <table:table-cell office:value-type="percentage" office:value="0.94325573429815357" table:style-name="ce33">
            <text:p>94,3%</text:p>
          </table:table-cell>
          <table:table-cell office:value-type="float" office:value="2040521" table:style-name="ce32">
            <text:p>2.040.521</text:p>
          </table:table-cell>
          <table:table-cell office:value-type="percentage" office:value="0.93940194710399705" table:style-name="ce33">
            <text:p>93,9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2784" table:style-name="ce32">
            <text:p>1.662.784</text:p>
          </table:table-cell>
          <table:table-cell office:value-type="percentage" office:value="0.91558861328948804" table:style-name="ce33">
            <text:p>91,6%</text:p>
          </table:table-cell>
          <table:table-cell office:value-type="float" office:value="1640613" table:style-name="ce32">
            <text:p>1.640.613</text:p>
          </table:table-cell>
          <table:table-cell office:value-type="percentage" office:value="0.90338046409798678" table:style-name="ce33">
            <text:p>90,3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56292" table:style-name="ce32">
            <text:p>6.256.292</text:p>
          </table:table-cell>
          <table:table-cell office:value-type="percentage" office:value="0.92242850406949506" table:style-name="ce33">
            <text:p>92,2%</text:p>
          </table:table-cell>
          <table:table-cell office:value-type="float" office:value="6187558" table:style-name="ce32">
            <text:p>6.187.558</text:p>
          </table:table-cell>
          <table:table-cell office:value-type="percentage" office:value="0.91229435419306459" table:style-name="ce33">
            <text:p>91,2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7280" table:style-name="ce32">
            <text:p>4.197.280</text:p>
          </table:table-cell>
          <table:table-cell office:value-type="percentage" office:value="0.93438461843275178" table:style-name="ce33">
            <text:p>93,4%</text:p>
          </table:table-cell>
          <table:table-cell office:value-type="float" office:value="4220222" table:style-name="ce32">
            <text:p>4.220.222</text:p>
          </table:table-cell>
          <table:table-cell office:value-type="percentage" office:value="0.93949189074150508" table:style-name="ce33">
            <text:p>93,9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10207" table:style-name="ce32">
            <text:p>910.207</text:p>
          </table:table-cell>
          <table:table-cell office:value-type="percentage" office:value="0.95822358378338546" table:style-name="ce33">
            <text:p>95,8%</text:p>
          </table:table-cell>
          <table:table-cell office:value-type="float" office:value="907559" table:style-name="ce32">
            <text:p>907.559</text:p>
          </table:table-cell>
          <table:table-cell office:value-type="percentage" office:value="0.95543589257703521" table:style-name="ce33">
            <text:p>95,5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2251" table:style-name="ce32">
            <text:p>2.342.251</text:p>
          </table:table-cell>
          <table:table-cell office:value-type="percentage" office:value="0.95363594797826012" table:style-name="ce33">
            <text:p>95,4%</text:p>
          </table:table-cell>
          <table:table-cell office:value-type="float" office:value="2348631" table:style-name="ce32">
            <text:p>2.348.631</text:p>
          </table:table-cell>
          <table:table-cell office:value-type="percentage" office:value="0.95623353352656437" table:style-name="ce33">
            <text:p>95,6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410" table:style-name="ce32">
            <text:p>269.410</text:p>
          </table:table-cell>
          <table:table-cell office:value-type="percentage" office:value="0.95712291147829853" table:style-name="ce33">
            <text:p>95,7%</text:p>
          </table:table-cell>
          <table:table-cell office:value-type="float" office:value="274064" table:style-name="ce32">
            <text:p>274.064</text:p>
          </table:table-cell>
          <table:table-cell office:value-type="percentage" office:value="0.9736570046078038" table:style-name="ce33">
            <text:p>97,4%</text:p>
          </table:table-cell>
          <table:table-cell office:value-type="date" office:date-value="2022-07-05T00:00:00" table:style-name="ce34">
            <text:p>05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0176" table:style-name="ce32">
            <text:p>5.520.176</text:p>
          </table:table-cell>
          <table:table-cell office:value-type="percentage" office:value="0.9245119837719824" table:style-name="ce33">
            <text:p>92,5%</text:p>
          </table:table-cell>
          <table:table-cell office:value-type="float" office:value="5526153" table:style-name="ce32">
            <text:p>5.526.153</text:p>
          </table:table-cell>
          <table:table-cell office:value-type="percentage" office:value="0.92551300405231496" table:style-name="ce33">
            <text:p>92,6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2216" table:style-name="ce32">
            <text:p>1.232.216</text:p>
          </table:table-cell>
          <table:table-cell office:value-type="percentage" office:value="0.93518739175509669" table:style-name="ce33">
            <text:p>93,5%</text:p>
          </table:table-cell>
          <table:table-cell office:value-type="float" office:value="1237024" table:style-name="ce32">
            <text:p>1.237.024</text:p>
          </table:table-cell>
          <table:table-cell office:value-type="percentage" office:value="0.93883641187783373" table:style-name="ce33">
            <text:p>93,9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40145" table:style-name="ce32">
            <text:p>540.145</text:p>
          </table:table-cell>
          <table:table-cell office:value-type="percentage" office:value="0.93100518120425946" table:style-name="ce33">
            <text:p>93,1%</text:p>
          </table:table-cell>
          <table:table-cell office:value-type="float" office:value="540858" table:style-name="ce32">
            <text:p>540.858</text:p>
          </table:table-cell>
          <table:table-cell office:value-type="percentage" office:value="0.93223412286658824" table:style-name="ce33">
            <text:p>93,2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5487" table:style-name="ce32">
            <text:p>1.865.487</text:p>
          </table:table-cell>
          <table:table-cell office:value-type="percentage" office:value="0.9540898287843057" table:style-name="ce33">
            <text:p>95,4%</text:p>
          </table:table-cell>
          <table:table-cell office:value-type="float" office:value="1854011" table:style-name="ce32">
            <text:p>1.854.011</text:p>
          </table:table-cell>
          <table:table-cell office:value-type="percentage" office:value="0.94822051161665522" table:style-name="ce33">
            <text:p>94,8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5228" table:style-name="ce32">
            <text:p>65.228</text:p>
          </table:table-cell>
          <table:table-cell office:value-type="percentage" office:value="0.91832913317095832" table:style-name="ce33">
            <text:p>91,8%</text:p>
          </table:table-cell>
          <table:table-cell office:value-type="float" office:value="63455" table:style-name="ce32">
            <text:p>63.455</text:p>
          </table:table-cell>
          <table:table-cell office:value-type="percentage" office:value="0.89336749778259583" table:style-name="ce33">
            <text:p>89,3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3025" table:style-name="ce32">
            <text:p>63.025</text:p>
          </table:table-cell>
          <table:table-cell office:value-type="percentage" office:value="0.92322678932411451" table:style-name="ce33">
            <text:p>92,3%</text:p>
          </table:table-cell>
          <table:table-cell office:value-type="float" office:value="61350" table:style-name="ce32">
            <text:p>61.350</text:p>
          </table:table-cell>
          <table:table-cell office:value-type="percentage" office:value="0.89869041689860252" table:style-name="ce33">
            <text:p>89,9%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146" table:style-name="ce32">
            <text:p>95.146</text:p>
          </table:table-cell>
          <table:table-cell office:value-type="string" table:style-name="ce33">
            <text:p>-</text:p>
          </table:table-cell>
          <table:table-cell office:value-type="float" office:value="94845" table:style-name="ce32">
            <text:p>94.845</text:p>
          </table:table-cell>
          <table:table-cell office:value-type="string" table:style-name="ce33">
            <text:p>-</text:p>
          </table:table-cell>
          <table:table-cell office:value-type="date" office:date-value="2022-07-06T00:00:00" table:style-name="ce34">
            <text:p>06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129" table:style-name="ce32">
            <text:p>8.129</text:p>
          </table:table-cell>
          <table:table-cell office:value-type="string" table:style-name="ce33">
            <text:p>-</text:p>
          </table:table-cell>
          <table:table-cell office:value-type="float" office:value="8123" table:style-name="ce32">
            <text:p>8.123</text:p>
          </table:table-cell>
          <table:table-cell office:value-type="string" table:style-name="ce33">
            <text:p>-</text:p>
          </table:table-cell>
          <table:table-cell office:value-type="date" office:date-value="2022-06-27T00:00:00" table:style-name="ce34">
            <text:p>27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245458" table:style-name="ce35">
            <text:p>39.245.458</text:p>
          </table:table-cell>
          <table:table-cell office:value-type="percentage" office:value="0.93031711033626552" table:style-name="ce36">
            <text:p>93,0%</text:p>
          </table:table-cell>
          <table:table-cell office:value-type="float" office:value="39113419" table:style-name="ce35">
            <text:p>39.113.419</text:p>
          </table:table-cell>
          <table:table-cell office:value-type="percentage" office:value="0.92718711397001874" table:style-name="ce36">
            <text:p>92,7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607" table:style-name="ce45">
            <text:p>435.607</text:p>
          </table:table-cell>
          <table:table-cell office:value-type="percentage" office:value="1" table:style-name="ce46">
            <text:p>100,0%</text:p>
          </table:table-cell>
          <table:table-cell office:value-type="float" office:value="656699" table:style-name="ce45">
            <text:p>656.699</text:p>
          </table:table-cell>
          <table:table-cell office:value-type="percentage" office:value="1" table:style-name="ce46">
            <text:p>100,0%</text:p>
          </table:table-cell>
          <table:table-cell office:value-type="float" office:value="937827" table:style-name="ce45">
            <text:p>937.827</text:p>
          </table:table-cell>
          <table:table-cell office:value-type="percentage" office:value="0.97870863854047419" table:style-name="ce46">
            <text:p>97,9%</text:p>
          </table:table-cell>
          <table:table-cell office:value-type="float" office:value="1230078" table:style-name="ce45">
            <text:p>1.230.078</text:p>
          </table:table-cell>
          <table:table-cell office:value-type="percentage" office:value="0.95533286579356336" table:style-name="ce46">
            <text:p>95,5%</text:p>
          </table:table-cell>
          <table:table-cell office:value-type="float" office:value="1278180" table:style-name="ce45">
            <text:p>1.278.180</text:p>
          </table:table-cell>
          <table:table-cell office:value-type="percentage" office:value="0.92331630471215076" table:style-name="ce46">
            <text:p>92,3%</text:p>
          </table:table-cell>
          <table:table-cell office:value-type="float" office:value="969571" table:style-name="ce45">
            <text:p>969.571</text:p>
          </table:table-cell>
          <table:table-cell office:value-type="percentage" office:value="0.88000976607704129" table:style-name="ce46">
            <text:p>88,0%</text:p>
          </table:table-cell>
          <table:table-cell office:value-type="float" office:value="813768" table:style-name="ce45">
            <text:p>813.768</text:p>
          </table:table-cell>
          <table:table-cell office:value-type="percentage" office:value="0.87869285788327978" table:style-name="ce46">
            <text:p>87,9%</text:p>
          </table:table-cell>
          <table:table-cell office:value-type="float" office:value="723564" table:style-name="ce45">
            <text:p>723.564</text:p>
          </table:table-cell>
          <table:table-cell office:value-type="percentage" office:value="0.93623309171555524" table:style-name="ce46">
            <text:p>93,6%</text:p>
          </table:table-cell>
          <table:table-cell office:value-type="float" office:value="7045294" table:style-name="ce45">
            <text:p>7.045.294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837097870872488" table:style-name="ce46">
            <text:p>93,8%</text:p>
          </table:table-cell>
          <table:table-cell office:value-type="percentage" office:value="0.82864198831904667" table:style-name="ce46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733" table:style-name="ce48">
            <text:p>101.733</text:p>
          </table:table-cell>
          <table:table-cell office:value-type="percentage" office:value="1" table:style-name="ce49">
            <text:p>100,0%</text:p>
          </table:table-cell>
          <table:table-cell office:value-type="float" office:value="119908" table:style-name="ce48">
            <text:p>119.908</text:p>
          </table:table-cell>
          <table:table-cell office:value-type="percentage" office:value="1" table:style-name="ce49">
            <text:p>100,0%</text:p>
          </table:table-cell>
          <table:table-cell office:value-type="float" office:value="156111" table:style-name="ce48">
            <text:p>156.111</text:p>
          </table:table-cell>
          <table:table-cell office:value-type="percentage" office:value="0.96777013204389062" table:style-name="ce49">
            <text:p>96,8%</text:p>
          </table:table-cell>
          <table:table-cell office:value-type="float" office:value="188669" table:style-name="ce48">
            <text:p>188.669</text:p>
          </table:table-cell>
          <table:table-cell office:value-type="percentage" office:value="0.93879185948151467" table:style-name="ce49">
            <text:p>93,9%</text:p>
          </table:table-cell>
          <table:table-cell office:value-type="float" office:value="192550" table:style-name="ce48">
            <text:p>192.550</text:p>
          </table:table-cell>
          <table:table-cell office:value-type="percentage" office:value="0.90129518763135597" table:style-name="ce49">
            <text:p>90,1%</text:p>
          </table:table-cell>
          <table:table-cell office:value-type="float" office:value="132239" table:style-name="ce48">
            <text:p>132.239</text:p>
          </table:table-cell>
          <table:table-cell office:value-type="percentage" office:value="0.83548566446379158" table:style-name="ce49">
            <text:p>83,5%</text:p>
          </table:table-cell>
          <table:table-cell office:value-type="float" office:value="111074" table:style-name="ce48">
            <text:p>111.074</text:p>
          </table:table-cell>
          <table:table-cell office:value-type="percentage" office:value="0.84920258719552288" table:style-name="ce49">
            <text:p>84,9%</text:p>
          </table:table-cell>
          <table:table-cell office:value-type="float" office:value="95681" table:style-name="ce48">
            <text:p>95.681</text:p>
          </table:table-cell>
          <table:table-cell office:value-type="percentage" office:value="0.89390584564216113" table:style-name="ce49">
            <text:p>89,4%</text:p>
          </table:table-cell>
          <table:table-cell office:value-type="float" office:value="1097965" table:style-name="ce48">
            <text:p>1.097.965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311889612311337" table:style-name="ce49">
            <text:p>92,3%</text:p>
          </table:table-cell>
          <table:table-cell office:value-type="percentage" office:value="0.82483493384958528" table:style-name="ce49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310" table:style-name="ce48">
            <text:p>89.310</text:p>
          </table:table-cell>
          <table:table-cell office:value-type="percentage" office:value="1" table:style-name="ce49">
            <text:p>100,0%</text:p>
          </table:table-cell>
          <table:table-cell office:value-type="float" office:value="114851" table:style-name="ce48">
            <text:p>114.851</text:p>
          </table:table-cell>
          <table:table-cell office:value-type="percentage" office:value="1" table:style-name="ce49">
            <text:p>100,0%</text:p>
          </table:table-cell>
          <table:table-cell office:value-type="float" office:value="149261" table:style-name="ce48">
            <text:p>149.261</text:p>
          </table:table-cell>
          <table:table-cell office:value-type="percentage" office:value="0.98204487137311669" table:style-name="ce49">
            <text:p>98,2%</text:p>
          </table:table-cell>
          <table:table-cell office:value-type="float" office:value="154537" table:style-name="ce48">
            <text:p>154.537</text:p>
          </table:table-cell>
          <table:table-cell office:value-type="percentage" office:value="0.9534436060536885" table:style-name="ce49">
            <text:p>95,3%</text:p>
          </table:table-cell>
          <table:table-cell office:value-type="float" office:value="152684" table:style-name="ce48">
            <text:p>152.684</text:p>
          </table:table-cell>
          <table:table-cell office:value-type="percentage" office:value="0.92022661523625848" table:style-name="ce49">
            <text:p>92,0%</text:p>
          </table:table-cell>
          <table:table-cell office:value-type="float" office:value="93251" table:style-name="ce48">
            <text:p>93.251</text:p>
          </table:table-cell>
          <table:table-cell office:value-type="percentage" office:value="0.85873599101214648" table:style-name="ce49">
            <text:p>85,9%</text:p>
          </table:table-cell>
          <table:table-cell office:value-type="float" office:value="69018" table:style-name="ce48">
            <text:p>69.018</text:p>
          </table:table-cell>
          <table:table-cell office:value-type="percentage" office:value="0.87097751192549411" table:style-name="ce49">
            <text:p>87,1%</text:p>
          </table:table-cell>
          <table:table-cell office:value-type="float" office:value="63153" table:style-name="ce48">
            <text:p>63.153</text:p>
          </table:table-cell>
          <table:table-cell office:value-type="percentage" office:value="0.96777307833762416" table:style-name="ce49">
            <text:p>96,8%</text:p>
          </table:table-cell>
          <table:table-cell office:value-type="float" office:value="886065" table:style-name="ce48">
            <text:p>886.065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230034596274693" table:style-name="ce49">
            <text:p>95,2%</text:p>
          </table:table-cell>
          <table:table-cell office:value-type="percentage" office:value="0.87478983383174269" table:style-name="ce49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7" table:style-name="ce48">
            <text:p>51.867</text:p>
          </table:table-cell>
          <table:table-cell office:value-type="percentage" office:value="0.96707251132698158" table:style-name="ce49">
            <text:p>96,7%</text:p>
          </table:table-cell>
          <table:table-cell office:value-type="float" office:value="79963" table:style-name="ce48">
            <text:p>79.963</text:p>
          </table:table-cell>
          <table:table-cell office:value-type="percentage" office:value="0.91664947153632759" table:style-name="ce49">
            <text:p>91,7%</text:p>
          </table:table-cell>
          <table:table-cell office:value-type="float" office:value="112245" table:style-name="ce48">
            <text:p>112.245</text:p>
          </table:table-cell>
          <table:table-cell office:value-type="percentage" office:value="0.88109236771251165" table:style-name="ce49">
            <text:p>88,1%</text:p>
          </table:table-cell>
          <table:table-cell office:value-type="float" office:value="153789" table:style-name="ce48">
            <text:p>153.789</text:p>
          </table:table-cell>
          <table:table-cell office:value-type="percentage" office:value="0.86637785339252316" table:style-name="ce49">
            <text:p>86,6%</text:p>
          </table:table-cell>
          <table:table-cell office:value-type="float" office:value="174043" table:style-name="ce48">
            <text:p>174.043</text:p>
          </table:table-cell>
          <table:table-cell office:value-type="percentage" office:value="0.80343730813440861" table:style-name="ce49">
            <text:p>80,3%</text:p>
          </table:table-cell>
          <table:table-cell office:value-type="float" office:value="135667" table:style-name="ce48">
            <text:p>135.667</text:p>
          </table:table-cell>
          <table:table-cell office:value-type="percentage" office:value="0.73713236292903439" table:style-name="ce49">
            <text:p>73,7%</text:p>
          </table:table-cell>
          <table:table-cell office:value-type="float" office:value="105087" table:style-name="ce48">
            <text:p>105.087</text:p>
          </table:table-cell>
          <table:table-cell office:value-type="percentage" office:value="0.76586766560019826" table:style-name="ce49">
            <text:p>76,6%</text:p>
          </table:table-cell>
          <table:table-cell office:value-type="float" office:value="84797" table:style-name="ce48">
            <text:p>84.797</text:p>
          </table:table-cell>
          <table:table-cell office:value-type="percentage" office:value="0.8519229223597492" table:style-name="ce49">
            <text:p>85,2%</text:p>
          </table:table-cell>
          <table:table-cell office:value-type="float" office:value="897458" table:style-name="ce48">
            <text:p>897.458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853468514670137" table:style-name="ce49">
            <text:p>82,9%</text:p>
          </table:table-cell>
          <table:table-cell office:value-type="percentage" office:value="0.73575700436555924" table:style-name="ce49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92" table:style-name="ce48">
            <text:p>94.892</text:p>
          </table:table-cell>
          <table:table-cell office:value-type="percentage" office:value="0.94549729977481511" table:style-name="ce49">
            <text:p>94,5%</text:p>
          </table:table-cell>
          <table:table-cell office:value-type="float" office:value="156268" table:style-name="ce48">
            <text:p>156.268</text:p>
          </table:table-cell>
          <table:table-cell office:value-type="percentage" office:value="0.93324415035294961" table:style-name="ce49">
            <text:p>93,3%</text:p>
          </table:table-cell>
          <table:table-cell office:value-type="float" office:value="229579" table:style-name="ce48">
            <text:p>229.579</text:p>
          </table:table-cell>
          <table:table-cell office:value-type="percentage" office:value="0.91263938303750669" table:style-name="ce49">
            <text:p>91,3%</text:p>
          </table:table-cell>
          <table:table-cell office:value-type="float" office:value="326183" table:style-name="ce48">
            <text:p>326.183</text:p>
          </table:table-cell>
          <table:table-cell office:value-type="percentage" office:value="0.88577232129521766" table:style-name="ce49">
            <text:p>88,6%</text:p>
          </table:table-cell>
          <table:table-cell office:value-type="float" office:value="325419" table:style-name="ce48">
            <text:p>325.419</text:p>
          </table:table-cell>
          <table:table-cell office:value-type="percentage" office:value="0.8257164968726608" table:style-name="ce49">
            <text:p>82,6%</text:p>
          </table:table-cell>
          <table:table-cell office:value-type="float" office:value="240010" table:style-name="ce48">
            <text:p>240.010</text:p>
          </table:table-cell>
          <table:table-cell office:value-type="percentage" office:value="0.76714334115360772" table:style-name="ce49">
            <text:p>76,7%</text:p>
          </table:table-cell>
          <table:table-cell office:value-type="float" office:value="201726" table:style-name="ce48">
            <text:p>201.726</text:p>
          </table:table-cell>
          <table:table-cell office:value-type="percentage" office:value="0.79210432283220311" table:style-name="ce49">
            <text:p>79,2%</text:p>
          </table:table-cell>
          <table:table-cell office:value-type="float" office:value="172987" table:style-name="ce48">
            <text:p>172.987</text:p>
          </table:table-cell>
          <table:table-cell office:value-type="percentage" office:value="0.93879467071880174" table:style-name="ce49">
            <text:p>93,9%</text:p>
          </table:table-cell>
          <table:table-cell office:value-type="float" office:value="1747064" table:style-name="ce48">
            <text:p>1.747.064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913588946812736" table:style-name="ce49">
            <text:p>85,9%</text:p>
          </table:table-cell>
          <table:table-cell office:value-type="percentage" office:value="0.7784210172213214" table:style-name="ce49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97" table:style-name="ce48">
            <text:p>42.597</text:p>
          </table:table-cell>
          <table:table-cell office:value-type="percentage" office:value="1" table:style-name="ce49">
            <text:p>100,0%</text:p>
          </table:table-cell>
          <table:table-cell office:value-type="float" office:value="56231" table:style-name="ce48">
            <text:p>56.231</text:p>
          </table:table-cell>
          <table:table-cell office:value-type="percentage" office:value="1" table:style-name="ce49">
            <text:p>100,0%</text:p>
          </table:table-cell>
          <table:table-cell office:value-type="float" office:value="77314" table:style-name="ce48">
            <text:p>77.314</text:p>
          </table:table-cell>
          <table:table-cell office:value-type="percentage" office:value="0.97548481522136843" table:style-name="ce49">
            <text:p>97,5%</text:p>
          </table:table-cell>
          <table:table-cell office:value-type="float" office:value="85243" table:style-name="ce48">
            <text:p>85.243</text:p>
          </table:table-cell>
          <table:table-cell office:value-type="percentage" office:value="0.93704517972958123" table:style-name="ce49">
            <text:p>93,7%</text:p>
          </table:table-cell>
          <table:table-cell office:value-type="float" office:value="89568" table:style-name="ce48">
            <text:p>89.568</text:p>
          </table:table-cell>
          <table:table-cell office:value-type="percentage" office:value="0.91972152054710121" table:style-name="ce49">
            <text:p>92,0%</text:p>
          </table:table-cell>
          <table:table-cell office:value-type="float" office:value="57015" table:style-name="ce48">
            <text:p>57.015</text:p>
          </table:table-cell>
          <table:table-cell office:value-type="percentage" office:value="0.848968105065666" table:style-name="ce49">
            <text:p>84,9%</text:p>
          </table:table-cell>
          <table:table-cell office:value-type="float" office:value="43609" table:style-name="ce48">
            <text:p>43.609</text:p>
          </table:table-cell>
          <table:table-cell office:value-type="percentage" office:value="0.85721305997287367" table:style-name="ce49">
            <text:p>85,7%</text:p>
          </table:table-cell>
          <table:table-cell office:value-type="float" office:value="43367" table:style-name="ce48">
            <text:p>43.367</text:p>
          </table:table-cell>
          <table:table-cell office:value-type="percentage" office:value="0.95768831570346491" table:style-name="ce49">
            <text:p>95,8%</text:p>
          </table:table-cell>
          <table:table-cell office:value-type="float" office:value="494944" table:style-name="ce48">
            <text:p>494.944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906219761621967" table:style-name="ce49">
            <text:p>93,9%</text:p>
          </table:table-cell>
          <table:table-cell office:value-type="percentage" office:value="0.84800781283463689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68" table:style-name="ce48">
            <text:p>230.068</text:p>
          </table:table-cell>
          <table:table-cell office:value-type="percentage" office:value="1" table:style-name="ce49">
            <text:p>100,0%</text:p>
          </table:table-cell>
          <table:table-cell office:value-type="float" office:value="252370" table:style-name="ce48">
            <text:p>252.370</text:p>
          </table:table-cell>
          <table:table-cell office:value-type="percentage" office:value="1" table:style-name="ce49">
            <text:p>100,0%</text:p>
          </table:table-cell>
          <table:table-cell office:value-type="float" office:value="324718" table:style-name="ce48">
            <text:p>324.718</text:p>
          </table:table-cell>
          <table:table-cell office:value-type="percentage" office:value="0.99228402135416194" table:style-name="ce49">
            <text:p>99,2%</text:p>
          </table:table-cell>
          <table:table-cell office:value-type="float" office:value="358018" table:style-name="ce48">
            <text:p>358.018</text:p>
          </table:table-cell>
          <table:table-cell office:value-type="percentage" office:value="0.93917938736054019" table:style-name="ce49">
            <text:p>93,9%</text:p>
          </table:table-cell>
          <table:table-cell office:value-type="float" office:value="326439" table:style-name="ce48">
            <text:p>326.439</text:p>
          </table:table-cell>
          <table:table-cell office:value-type="percentage" office:value="0.9062664838063087" table:style-name="ce49">
            <text:p>90,6%</text:p>
          </table:table-cell>
          <table:table-cell office:value-type="float" office:value="219282" table:style-name="ce48">
            <text:p>219.282</text:p>
          </table:table-cell>
          <table:table-cell office:value-type="percentage" office:value="0.84696912345211706" table:style-name="ce49">
            <text:p>84,7%</text:p>
          </table:table-cell>
          <table:table-cell office:value-type="float" office:value="181491" table:style-name="ce48">
            <text:p>181.491</text:p>
          </table:table-cell>
          <table:table-cell office:value-type="percentage" office:value="0.85698298698171205" table:style-name="ce49">
            <text:p>85,7%</text:p>
          </table:table-cell>
          <table:table-cell office:value-type="float" office:value="156506" table:style-name="ce48">
            <text:p>156.506</text:p>
          </table:table-cell>
          <table:table-cell office:value-type="percentage" office:value="0.93048668830782766" table:style-name="ce49">
            <text:p>93,0%</text:p>
          </table:table-cell>
          <table:table-cell office:value-type="float" office:value="2048892" table:style-name="ce48">
            <text:p>2.048.892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325573429815357" table:style-name="ce49">
            <text:p>94,3%</text:p>
          </table:table-cell>
          <table:table-cell office:value-type="percentage" office:value="0.85848065635122717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134" table:style-name="ce48">
            <text:p>139.134</text:p>
          </table:table-cell>
          <table:table-cell office:value-type="percentage" office:value="1" table:style-name="ce49">
            <text:p>100,0%</text:p>
          </table:table-cell>
          <table:table-cell office:value-type="float" office:value="159613" table:style-name="ce48">
            <text:p>159.613</text:p>
          </table:table-cell>
          <table:table-cell office:value-type="percentage" office:value="1" table:style-name="ce49">
            <text:p>100,0%</text:p>
          </table:table-cell>
          <table:table-cell office:value-type="float" office:value="225713" table:style-name="ce48">
            <text:p>225.713</text:p>
          </table:table-cell>
          <table:table-cell office:value-type="percentage" office:value="0.98984773799708803" table:style-name="ce49">
            <text:p>99,0%</text:p>
          </table:table-cell>
          <table:table-cell office:value-type="float" office:value="290509" table:style-name="ce48">
            <text:p>290.509</text:p>
          </table:table-cell>
          <table:table-cell office:value-type="percentage" office:value="0.93289168194677707" table:style-name="ce49">
            <text:p>93,3%</text:p>
          </table:table-cell>
          <table:table-cell office:value-type="float" office:value="292649" table:style-name="ce48">
            <text:p>292.649</text:p>
          </table:table-cell>
          <table:table-cell office:value-type="percentage" office:value="0.88498885632981639" table:style-name="ce49">
            <text:p>88,5%</text:p>
          </table:table-cell>
          <table:table-cell office:value-type="float" office:value="213033" table:style-name="ce48">
            <text:p>213.033</text:p>
          </table:table-cell>
          <table:table-cell office:value-type="percentage" office:value="0.82650697766449011" table:style-name="ce49">
            <text:p>82,7%</text:p>
          </table:table-cell>
          <table:table-cell office:value-type="float" office:value="181487" table:style-name="ce48">
            <text:p>181.487</text:p>
          </table:table-cell>
          <table:table-cell office:value-type="percentage" office:value="0.82873803609264263" table:style-name="ce49">
            <text:p>82,9%</text:p>
          </table:table-cell>
          <table:table-cell office:value-type="float" office:value="160646" table:style-name="ce48">
            <text:p>160.646</text:p>
          </table:table-cell>
          <table:table-cell office:value-type="percentage" office:value="0.90343951050524141" table:style-name="ce49">
            <text:p>90,3%</text:p>
          </table:table-cell>
          <table:table-cell office:value-type="float" office:value="1662784" table:style-name="ce48">
            <text:p>1.662.784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558861328948804" table:style-name="ce49">
            <text:p>91,6%</text:p>
          </table:table-cell>
          <table:table-cell office:value-type="percentage" office:value="0.81164626955428343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335" table:style-name="ce48">
            <text:p>461.335</text:p>
          </table:table-cell>
          <table:table-cell office:value-type="percentage" office:value="1" table:style-name="ce49">
            <text:p>100,0%</text:p>
          </table:table-cell>
          <table:table-cell office:value-type="float" office:value="622333" table:style-name="ce48">
            <text:p>622.333</text:p>
          </table:table-cell>
          <table:table-cell office:value-type="percentage" office:value="0.97891734933997765" table:style-name="ce49">
            <text:p>97,9%</text:p>
          </table:table-cell>
          <table:table-cell office:value-type="float" office:value="810474" table:style-name="ce48">
            <text:p>810.474</text:p>
          </table:table-cell>
          <table:table-cell office:value-type="percentage" office:value="0.95072048273046772" table:style-name="ce49">
            <text:p>95,1%</text:p>
          </table:table-cell>
          <table:table-cell office:value-type="float" office:value="1045615" table:style-name="ce48">
            <text:p>1.045.615</text:p>
          </table:table-cell>
          <table:table-cell office:value-type="percentage" office:value="0.95281032184224368" table:style-name="ce49">
            <text:p>95,3%</text:p>
          </table:table-cell>
          <table:table-cell office:value-type="float" office:value="1167970" table:style-name="ce48">
            <text:p>1.167.970</text:p>
          </table:table-cell>
          <table:table-cell office:value-type="percentage" office:value="0.91567426873534918" table:style-name="ce49">
            <text:p>91,6%</text:p>
          </table:table-cell>
          <table:table-cell office:value-type="float" office:value="835544" table:style-name="ce48">
            <text:p>835.544</text:p>
          </table:table-cell>
          <table:table-cell office:value-type="percentage" office:value="0.86439043768647295" table:style-name="ce49">
            <text:p>86,4%</text:p>
          </table:table-cell>
          <table:table-cell office:value-type="float" office:value="702395" table:style-name="ce48">
            <text:p>702.395</text:p>
          </table:table-cell>
          <table:table-cell office:value-type="percentage" office:value="0.84722977773328234" table:style-name="ce49">
            <text:p>84,7%</text:p>
          </table:table-cell>
          <table:table-cell office:value-type="float" office:value="610626" table:style-name="ce48">
            <text:p>610.626</text:p>
          </table:table-cell>
          <table:table-cell office:value-type="percentage" office:value="0.90953180321227112" table:style-name="ce49">
            <text:p>91,0%</text:p>
          </table:table-cell>
          <table:table-cell office:value-type="float" office:value="6256292" table:style-name="ce48">
            <text:p>6.256.292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242850406949506" table:style-name="ce49">
            <text:p>92,2%</text:p>
          </table:table-cell>
          <table:table-cell office:value-type="percentage" office:value="0.8155502106370367" table:style-name="ce49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171" table:style-name="ce48">
            <text:p>299.171</text:p>
          </table:table-cell>
          <table:table-cell office:value-type="percentage" office:value="1" table:style-name="ce49">
            <text:p>100,0%</text:p>
          </table:table-cell>
          <table:table-cell office:value-type="float" office:value="437950" table:style-name="ce48">
            <text:p>437.950</text:p>
          </table:table-cell>
          <table:table-cell office:value-type="percentage" office:value="0.99584788619660913" table:style-name="ce49">
            <text:p>99,6%</text:p>
          </table:table-cell>
          <table:table-cell office:value-type="float" office:value="576962" table:style-name="ce48">
            <text:p>576.962</text:p>
          </table:table-cell>
          <table:table-cell office:value-type="percentage" office:value="0.96620892922932644" table:style-name="ce49">
            <text:p>96,6%</text:p>
          </table:table-cell>
          <table:table-cell office:value-type="float" office:value="724282" table:style-name="ce48">
            <text:p>724.282</text:p>
          </table:table-cell>
          <table:table-cell office:value-type="percentage" office:value="0.95013223209881725" table:style-name="ce49">
            <text:p>95,0%</text:p>
          </table:table-cell>
          <table:table-cell office:value-type="float" office:value="768584" table:style-name="ce48">
            <text:p>768.584</text:p>
          </table:table-cell>
          <table:table-cell office:value-type="percentage" office:value="0.91419409246565164" table:style-name="ce49">
            <text:p>91,4%</text:p>
          </table:table-cell>
          <table:table-cell office:value-type="float" office:value="531805" table:style-name="ce48">
            <text:p>531.805</text:p>
          </table:table-cell>
          <table:table-cell office:value-type="percentage" office:value="0.8662433765907992" table:style-name="ce49">
            <text:p>86,6%</text:p>
          </table:table-cell>
          <table:table-cell office:value-type="float" office:value="450068" table:style-name="ce48">
            <text:p>450.068</text:p>
          </table:table-cell>
          <table:table-cell office:value-type="percentage" office:value="0.87771392019470607" table:style-name="ce49">
            <text:p>87,8%</text:p>
          </table:table-cell>
          <table:table-cell office:value-type="float" office:value="408458" table:style-name="ce48">
            <text:p>408.458</text:p>
          </table:table-cell>
          <table:table-cell office:value-type="percentage" office:value="0.94382453456693982" table:style-name="ce49">
            <text:p>94,4%</text:p>
          </table:table-cell>
          <table:table-cell office:value-type="float" office:value="4197280" table:style-name="ce48">
            <text:p>4.197.280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438461843275178" table:style-name="ce49">
            <text:p>93,4%</text:p>
          </table:table-cell>
          <table:table-cell office:value-type="percentage" office:value="0.83163118220661791" table:style-name="ce49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48" table:style-name="ce48">
            <text:p>78.448</text:p>
          </table:table-cell>
          <table:table-cell office:value-type="percentage" office:value="1" table:style-name="ce49">
            <text:p>100,0%</text:p>
          </table:table-cell>
          <table:table-cell office:value-type="float" office:value="96174" table:style-name="ce48">
            <text:p>96.174</text:p>
          </table:table-cell>
          <table:table-cell office:value-type="percentage" office:value="1" table:style-name="ce49">
            <text:p>100,0%</text:p>
          </table:table-cell>
          <table:table-cell office:value-type="float" office:value="133504" table:style-name="ce48">
            <text:p>133.504</text:p>
          </table:table-cell>
          <table:table-cell office:value-type="percentage" office:value="1" table:style-name="ce49">
            <text:p>100,0%</text:p>
          </table:table-cell>
          <table:table-cell office:value-type="float" office:value="162395" table:style-name="ce48">
            <text:p>162.395</text:p>
          </table:table-cell>
          <table:table-cell office:value-type="percentage" office:value="0.9669074086202688" table:style-name="ce49">
            <text:p>96,7%</text:p>
          </table:table-cell>
          <table:table-cell office:value-type="float" office:value="147445" table:style-name="ce48">
            <text:p>147.445</text:p>
          </table:table-cell>
          <table:table-cell office:value-type="percentage" office:value="0.93594479991874868" table:style-name="ce49">
            <text:p>93,6%</text:p>
          </table:table-cell>
          <table:table-cell office:value-type="float" office:value="114962" table:style-name="ce48">
            <text:p>114.962</text:p>
          </table:table-cell>
          <table:table-cell office:value-type="percentage" office:value="0.88539917746183827" table:style-name="ce49">
            <text:p>88,5%</text:p>
          </table:table-cell>
          <table:table-cell office:value-type="float" office:value="95800" table:style-name="ce48">
            <text:p>95.800</text:p>
          </table:table-cell>
          <table:table-cell office:value-type="percentage" office:value="0.85151014168133254" table:style-name="ce49">
            <text:p>85,2%</text:p>
          </table:table-cell>
          <table:table-cell office:value-type="float" office:value="81479" table:style-name="ce48">
            <text:p>81.479</text:p>
          </table:table-cell>
          <table:table-cell office:value-type="percentage" office:value="0.95064695656232134" table:style-name="ce49">
            <text:p>95,1%</text:p>
          </table:table-cell>
          <table:table-cell office:value-type="float" office:value="910207" table:style-name="ce48">
            <text:p>910.207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822358378338546" table:style-name="ce49">
            <text:p>95,8%</text:p>
          </table:table-cell>
          <table:table-cell office:value-type="percentage" office:value="0.86030988687134868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125" table:style-name="ce48">
            <text:p>243.125</text:p>
          </table:table-cell>
          <table:table-cell office:value-type="percentage" office:value="1" table:style-name="ce49">
            <text:p>100,0%</text:p>
          </table:table-cell>
          <table:table-cell office:value-type="float" office:value="292419" table:style-name="ce48">
            <text:p>292.419</text:p>
          </table:table-cell>
          <table:table-cell office:value-type="percentage" office:value="1" table:style-name="ce49">
            <text:p>100,0%</text:p>
          </table:table-cell>
          <table:table-cell office:value-type="float" office:value="348341" table:style-name="ce48">
            <text:p>348.341</text:p>
          </table:table-cell>
          <table:table-cell office:value-type="percentage" office:value="0.98522199532760502" table:style-name="ce49">
            <text:p>98,5%</text:p>
          </table:table-cell>
          <table:table-cell office:value-type="float" office:value="393979" table:style-name="ce48">
            <text:p>393.979</text:p>
          </table:table-cell>
          <table:table-cell office:value-type="percentage" office:value="0.96280303030303027" table:style-name="ce49">
            <text:p>96,3%</text:p>
          </table:table-cell>
          <table:table-cell office:value-type="float" office:value="412766" table:style-name="ce48">
            <text:p>412.766</text:p>
          </table:table-cell>
          <table:table-cell office:value-type="percentage" office:value="0.93209465333745822" table:style-name="ce49">
            <text:p>93,2%</text:p>
          </table:table-cell>
          <table:table-cell office:value-type="float" office:value="269264" table:style-name="ce48">
            <text:p>269.264</text:p>
          </table:table-cell>
          <table:table-cell office:value-type="percentage" office:value="0.8725396794535285" table:style-name="ce49">
            <text:p>87,3%</text:p>
          </table:table-cell>
          <table:table-cell office:value-type="float" office:value="205070" table:style-name="ce48">
            <text:p>205.070</text:p>
          </table:table-cell>
          <table:table-cell office:value-type="percentage" office:value="0.89020758632066055" table:style-name="ce49">
            <text:p>89,0%</text:p>
          </table:table-cell>
          <table:table-cell office:value-type="float" office:value="177287" table:style-name="ce48">
            <text:p>177.287</text:p>
          </table:table-cell>
          <table:table-cell office:value-type="percentage" office:value="0.96696374029147392" table:style-name="ce49">
            <text:p>96,7%</text:p>
          </table:table-cell>
          <table:table-cell office:value-type="float" office:value="2342251" table:style-name="ce48">
            <text:p>2.342.251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63594797826012" table:style-name="ce49">
            <text:p>95,4%</text:p>
          </table:table-cell>
          <table:table-cell office:value-type="percentage" office:value="0.86850526312666954" table:style-name="ce49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90" table:style-name="ce48">
            <text:p>23.490</text:p>
          </table:table-cell>
          <table:table-cell office:value-type="percentage" office:value="1" table:style-name="ce49">
            <text:p>100,0%</text:p>
          </table:table-cell>
          <table:table-cell office:value-type="float" office:value="28791" table:style-name="ce48">
            <text:p>28.791</text:p>
          </table:table-cell>
          <table:table-cell office:value-type="percentage" office:value="1" table:style-name="ce49">
            <text:p>100,0%</text:p>
          </table:table-cell>
          <table:table-cell office:value-type="float" office:value="38543" table:style-name="ce48">
            <text:p>38.543</text:p>
          </table:table-cell>
          <table:table-cell office:value-type="percentage" office:value="0.99816128865178433" table:style-name="ce49">
            <text:p>99,8%</text:p>
          </table:table-cell>
          <table:table-cell office:value-type="float" office:value="45983" table:style-name="ce48">
            <text:p>45.983</text:p>
          </table:table-cell>
          <table:table-cell office:value-type="percentage" office:value="0.96806315789473685" table:style-name="ce49">
            <text:p>96,8%</text:p>
          </table:table-cell>
          <table:table-cell office:value-type="float" office:value="48553" table:style-name="ce48">
            <text:p>48.553</text:p>
          </table:table-cell>
          <table:table-cell office:value-type="percentage" office:value="0.93869383651689742" table:style-name="ce49">
            <text:p>93,9%</text:p>
          </table:table-cell>
          <table:table-cell office:value-type="float" office:value="32614" table:style-name="ce48">
            <text:p>32.614</text:p>
          </table:table-cell>
          <table:table-cell office:value-type="percentage" office:value="0.88060265687439243" table:style-name="ce49">
            <text:p>88,1%</text:p>
          </table:table-cell>
          <table:table-cell office:value-type="float" office:value="25889" table:style-name="ce48">
            <text:p>25.889</text:p>
          </table:table-cell>
          <table:table-cell office:value-type="percentage" office:value="0.85821786116820264" table:style-name="ce49">
            <text:p>85,8%</text:p>
          </table:table-cell>
          <table:table-cell office:value-type="float" office:value="25547" table:style-name="ce48">
            <text:p>25.547</text:p>
          </table:table-cell>
          <table:table-cell office:value-type="percentage" office:value="0.9831441216086203" table:style-name="ce49">
            <text:p>98,3%</text:p>
          </table:table-cell>
          <table:table-cell office:value-type="float" office:value="269410" table:style-name="ce48">
            <text:p>269.410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712291147829853" table:style-name="ce49">
            <text:p>95,7%</text:p>
          </table:table-cell>
          <table:table-cell office:value-type="percentage" office:value="0.85208871008552201" table:style-name="ce49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031" table:style-name="ce48">
            <text:p>375.031</text:p>
          </table:table-cell>
          <table:table-cell office:value-type="percentage" office:value="1" table:style-name="ce49">
            <text:p>100,0%</text:p>
          </table:table-cell>
          <table:table-cell office:value-type="float" office:value="512883" table:style-name="ce48">
            <text:p>512.883</text:p>
          </table:table-cell>
          <table:table-cell office:value-type="percentage" office:value="0.97312019732473198" table:style-name="ce49">
            <text:p>97,3%</text:p>
          </table:table-cell>
          <table:table-cell office:value-type="float" office:value="694622" table:style-name="ce48">
            <text:p>694.622</text:p>
          </table:table-cell>
          <table:table-cell office:value-type="percentage" office:value="0.96413947794319721" table:style-name="ce49">
            <text:p>96,4%</text:p>
          </table:table-cell>
          <table:table-cell office:value-type="float" office:value="951295" table:style-name="ce48">
            <text:p>951.295</text:p>
          </table:table-cell>
          <table:table-cell office:value-type="percentage" office:value="0.96113801440552704" table:style-name="ce49">
            <text:p>96,1%</text:p>
          </table:table-cell>
          <table:table-cell office:value-type="float" office:value="1054803" table:style-name="ce48">
            <text:p>1.054.803</text:p>
          </table:table-cell>
          <table:table-cell office:value-type="percentage" office:value="0.91243329558931274" table:style-name="ce49">
            <text:p>91,2%</text:p>
          </table:table-cell>
          <table:table-cell office:value-type="float" office:value="783074" table:style-name="ce48">
            <text:p>783.074</text:p>
          </table:table-cell>
          <table:table-cell office:value-type="percentage" office:value="0.86926704290642998" table:style-name="ce49">
            <text:p>86,9%</text:p>
          </table:table-cell>
          <table:table-cell office:value-type="float" office:value="640309" table:style-name="ce48">
            <text:p>640.309</text:p>
          </table:table-cell>
          <table:table-cell office:value-type="percentage" office:value="0.87050901561673666" table:style-name="ce49">
            <text:p>87,1%</text:p>
          </table:table-cell>
          <table:table-cell office:value-type="float" office:value="508159" table:style-name="ce48">
            <text:p>508.159</text:p>
          </table:table-cell>
          <table:table-cell office:value-type="percentage" office:value="0.89035112310333953" table:style-name="ce49">
            <text:p>89,0%</text:p>
          </table:table-cell>
          <table:table-cell office:value-type="float" office:value="5520176" table:style-name="ce48">
            <text:p>5.520.176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5119837719824" table:style-name="ce49">
            <text:p>92,5%</text:p>
          </table:table-cell>
          <table:table-cell office:value-type="percentage" office:value="0.81709836307259454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95" table:style-name="ce48">
            <text:p>72.895</text:p>
          </table:table-cell>
          <table:table-cell office:value-type="percentage" office:value="1" table:style-name="ce49">
            <text:p>100,0%</text:p>
          </table:table-cell>
          <table:table-cell office:value-type="float" office:value="103902" table:style-name="ce48">
            <text:p>103.902</text:p>
          </table:table-cell>
          <table:table-cell office:value-type="percentage" office:value="0.99980754796866877" table:style-name="ce49">
            <text:p>100,0%</text:p>
          </table:table-cell>
          <table:table-cell office:value-type="float" office:value="149918" table:style-name="ce48">
            <text:p>149.918</text:p>
          </table:table-cell>
          <table:table-cell office:value-type="percentage" office:value="0.97640369673246885" table:style-name="ce49">
            <text:p>97,6%</text:p>
          </table:table-cell>
          <table:table-cell office:value-type="float" office:value="210118" table:style-name="ce48">
            <text:p>210.118</text:p>
          </table:table-cell>
          <table:table-cell office:value-type="percentage" office:value="0.9633888575581262" table:style-name="ce49">
            <text:p>96,3%</text:p>
          </table:table-cell>
          <table:table-cell office:value-type="float" office:value="237088" table:style-name="ce48">
            <text:p>237.088</text:p>
          </table:table-cell>
          <table:table-cell office:value-type="percentage" office:value="0.93908138853240808" table:style-name="ce49">
            <text:p>93,9%</text:p>
          </table:table-cell>
          <table:table-cell office:value-type="float" office:value="175183" table:style-name="ce48">
            <text:p>175.183</text:p>
          </table:table-cell>
          <table:table-cell office:value-type="percentage" office:value="0.87998935069371187" table:style-name="ce49">
            <text:p>88,0%</text:p>
          </table:table-cell>
          <table:table-cell office:value-type="float" office:value="150549" table:style-name="ce48">
            <text:p>150.549</text:p>
          </table:table-cell>
          <table:table-cell office:value-type="percentage" office:value="0.865527570010176" table:style-name="ce49">
            <text:p>86,6%</text:p>
          </table:table-cell>
          <table:table-cell office:value-type="float" office:value="132563" table:style-name="ce48">
            <text:p>132.563</text:p>
          </table:table-cell>
          <table:table-cell office:value-type="percentage" office:value="0.91665514189301323" table:style-name="ce49">
            <text:p>91,7%</text:p>
          </table:table-cell>
          <table:table-cell office:value-type="float" office:value="1232216" table:style-name="ce48">
            <text:p>1.232.216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18739175509669" table:style-name="ce49">
            <text:p>93,5%</text:p>
          </table:table-cell>
          <table:table-cell office:value-type="percentage" office:value="0.8143781277344958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9" table:style-name="ce48">
            <text:p>42.589</text:p>
          </table:table-cell>
          <table:table-cell office:value-type="percentage" office:value="1" table:style-name="ce49">
            <text:p>100,0%</text:p>
          </table:table-cell>
          <table:table-cell office:value-type="float" office:value="56014" table:style-name="ce48">
            <text:p>56.014</text:p>
          </table:table-cell>
          <table:table-cell office:value-type="percentage" office:value="0.98894774011299436" table:style-name="ce49">
            <text:p>98,9%</text:p>
          </table:table-cell>
          <table:table-cell office:value-type="float" office:value="72656" table:style-name="ce48">
            <text:p>72.656</text:p>
          </table:table-cell>
          <table:table-cell office:value-type="percentage" office:value="0.96016915554380866" table:style-name="ce49">
            <text:p>96,0%</text:p>
          </table:table-cell>
          <table:table-cell office:value-type="float" office:value="92578" table:style-name="ce48">
            <text:p>92.578</text:p>
          </table:table-cell>
          <table:table-cell office:value-type="percentage" office:value="0.94759360478208354" table:style-name="ce49">
            <text:p>94,8%</text:p>
          </table:table-cell>
          <table:table-cell office:value-type="float" office:value="96665" table:style-name="ce48">
            <text:p>96.665</text:p>
          </table:table-cell>
          <table:table-cell office:value-type="percentage" office:value="0.91432327875675112" table:style-name="ce49">
            <text:p>91,4%</text:p>
          </table:table-cell>
          <table:table-cell office:value-type="float" office:value="66143" table:style-name="ce48">
            <text:p>66.143</text:p>
          </table:table-cell>
          <table:table-cell office:value-type="percentage" office:value="0.862033911558863" table:style-name="ce49">
            <text:p>86,2%</text:p>
          </table:table-cell>
          <table:table-cell office:value-type="float" office:value="60150" table:style-name="ce48">
            <text:p>60.150</text:p>
          </table:table-cell>
          <table:table-cell office:value-type="percentage" office:value="0.87424784163251068" table:style-name="ce49">
            <text:p>87,4%</text:p>
          </table:table-cell>
          <table:table-cell office:value-type="float" office:value="53350" table:style-name="ce48">
            <text:p>53.350</text:p>
          </table:table-cell>
          <table:table-cell office:value-type="percentage" office:value="0.92748735244519398" table:style-name="ce49">
            <text:p>92,7%</text:p>
          </table:table-cell>
          <table:table-cell office:value-type="float" office:value="540145" table:style-name="ce48">
            <text:p>540.145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100518120425946" table:style-name="ce49">
            <text:p>93,1%</text:p>
          </table:table-cell>
          <table:table-cell office:value-type="percentage" office:value="0.82132093775754422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95" table:style-name="ce48">
            <text:p>165.095</text:p>
          </table:table-cell>
          <table:table-cell office:value-type="percentage" office:value="1" table:style-name="ce49">
            <text:p>100,0%</text:p>
          </table:table-cell>
          <table:table-cell office:value-type="float" office:value="214630" table:style-name="ce48">
            <text:p>214.630</text:p>
          </table:table-cell>
          <table:table-cell office:value-type="percentage" office:value="0.99197655823927977" table:style-name="ce49">
            <text:p>99,2%</text:p>
          </table:table-cell>
          <table:table-cell office:value-type="float" office:value="280593" table:style-name="ce48">
            <text:p>280.593</text:p>
          </table:table-cell>
          <table:table-cell office:value-type="percentage" office:value="0.98743678804066681" table:style-name="ce49">
            <text:p>98,7%</text:p>
          </table:table-cell>
          <table:table-cell office:value-type="float" office:value="327599" table:style-name="ce48">
            <text:p>327.599</text:p>
          </table:table-cell>
          <table:table-cell office:value-type="percentage" office:value="0.97075862232455323" table:style-name="ce49">
            <text:p>97,1%</text:p>
          </table:table-cell>
          <table:table-cell office:value-type="float" office:value="327136" table:style-name="ce48">
            <text:p>327.136</text:p>
          </table:table-cell>
          <table:table-cell office:value-type="percentage" office:value="0.93987312678128165" table:style-name="ce49">
            <text:p>94,0%</text:p>
          </table:table-cell>
          <table:table-cell office:value-type="float" office:value="212979" table:style-name="ce48">
            <text:p>212.979</text:p>
          </table:table-cell>
          <table:table-cell office:value-type="percentage" office:value="0.89624424011614445" table:style-name="ce49">
            <text:p>89,6%</text:p>
          </table:table-cell>
          <table:table-cell office:value-type="float" office:value="176461" table:style-name="ce48">
            <text:p>176.461</text:p>
          </table:table-cell>
          <table:table-cell office:value-type="percentage" office:value="0.88578169314559652" table:style-name="ce49">
            <text:p>88,6%</text:p>
          </table:table-cell>
          <table:table-cell office:value-type="float" office:value="160994" table:style-name="ce48">
            <text:p>160.994</text:p>
          </table:table-cell>
          <table:table-cell office:value-type="percentage" office:value="0.9315865915968915" table:style-name="ce49">
            <text:p>93,2%</text:p>
          </table:table-cell>
          <table:table-cell office:value-type="float" office:value="1865487" table:style-name="ce48">
            <text:p>1.865.487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40898287843057" table:style-name="ce49">
            <text:p>95,4%</text:p>
          </table:table-cell>
          <table:table-cell office:value-type="percentage" office:value="0.85341514830450316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9" table:style-name="ce48">
            <text:p>2.409</text:p>
          </table:table-cell>
          <table:table-cell office:value-type="percentage" office:value="0.84913641170250265" table:style-name="ce49">
            <text:p>84,9%</text:p>
          </table:table-cell>
          <table:table-cell office:value-type="float" office:value="3936" table:style-name="ce48">
            <text:p>3.936</text:p>
          </table:table-cell>
          <table:table-cell office:value-type="percentage" office:value="0.89373297002724794" table:style-name="ce49">
            <text:p>89,4%</text:p>
          </table:table-cell>
          <table:table-cell office:value-type="float" office:value="7727" table:style-name="ce48">
            <text:p>7.727</text:p>
          </table:table-cell>
          <table:table-cell office:value-type="percentage" office:value="0.92772241565614122" table:style-name="ce49">
            <text:p>92,8%</text:p>
          </table:table-cell>
          <table:table-cell office:value-type="float" office:value="10703" table:style-name="ce48">
            <text:p>10.703</text:p>
          </table:table-cell>
          <table:table-cell office:value-type="percentage" office:value="0.92610539067231978" table:style-name="ce49">
            <text:p>92,6%</text:p>
          </table:table-cell>
          <table:table-cell office:value-type="float" office:value="11344" table:style-name="ce48">
            <text:p>11.344</text:p>
          </table:table-cell>
          <table:table-cell office:value-type="percentage" office:value="0.91802217366674754" table:style-name="ce49">
            <text:p>91,8%</text:p>
          </table:table-cell>
          <table:table-cell office:value-type="float" office:value="9651" table:style-name="ce48">
            <text:p>9.651</text:p>
          </table:table-cell>
          <table:table-cell office:value-type="percentage" office:value="0.84665321519431525" table:style-name="ce49">
            <text:p>84,7%</text:p>
          </table:table-cell>
          <table:table-cell office:value-type="float" office:value="9858" table:style-name="ce48">
            <text:p>9.858</text:p>
          </table:table-cell>
          <table:table-cell office:value-type="percentage" office:value="0.90731707317073174" table:style-name="ce49">
            <text:p>90,7%</text:p>
          </table:table-cell>
          <table:table-cell office:value-type="float" office:value="9600" table:style-name="ce48">
            <text:p>9.600</text:p>
          </table:table-cell>
          <table:table-cell office:value-type="percentage" office:value="1.0343712961965306" table:style-name="ce49">
            <text:p>103,4%</text:p>
          </table:table-cell>
          <table:table-cell office:value-type="float" office:value="65228" table:style-name="ce48">
            <text:p>65.228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1832913317095832" table:style-name="ce49">
            <text:p>91,8%</text:p>
          </table:table-cell>
          <table:table-cell office:value-type="percentage" office:value="0.78101464372522955" table:style-name="ce49">
            <text:p>78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102" table:style-name="ce48">
            <text:p>2.102</text:p>
          </table:table-cell>
          <table:table-cell office:value-type="percentage" office:value="0.83711668657905214" table:style-name="ce49">
            <text:p>83,7%</text:p>
          </table:table-cell>
          <table:table-cell office:value-type="float" office:value="3432" table:style-name="ce48">
            <text:p>3.432</text:p>
          </table:table-cell>
          <table:table-cell office:value-type="percentage" office:value="0.9024454378122535" table:style-name="ce49">
            <text:p>90,2%</text:p>
          </table:table-cell>
          <table:table-cell office:value-type="float" office:value="7520" table:style-name="ce48">
            <text:p>7.520</text:p>
          </table:table-cell>
          <table:table-cell office:value-type="percentage" office:value="0.93941286695815118" table:style-name="ce49">
            <text:p>93,9%</text:p>
          </table:table-cell>
          <table:table-cell office:value-type="float" office:value="10174" table:style-name="ce48">
            <text:p>10.174</text:p>
          </table:table-cell>
          <table:table-cell office:value-type="percentage" office:value="0.94194981946116096" table:style-name="ce49">
            <text:p>94,2%</text:p>
          </table:table-cell>
          <table:table-cell office:value-type="float" office:value="10714" table:style-name="ce48">
            <text:p>10.714</text:p>
          </table:table-cell>
          <table:table-cell office:value-type="percentage" office:value="0.98086606243705943" table:style-name="ce49">
            <text:p>98,1%</text:p>
          </table:table-cell>
          <table:table-cell office:value-type="float" office:value="9419" table:style-name="ce48">
            <text:p>9.419</text:p>
          </table:table-cell>
          <table:table-cell office:value-type="percentage" office:value="0.86002556610664715" table:style-name="ce49">
            <text:p>86,0%</text:p>
          </table:table-cell>
          <table:table-cell office:value-type="float" office:value="10426" table:style-name="ce48">
            <text:p>10.426</text:p>
          </table:table-cell>
          <table:table-cell office:value-type="percentage" office:value="0.89179710888717822" table:style-name="ce49">
            <text:p>89,2%</text:p>
          </table:table-cell>
          <table:table-cell office:value-type="float" office:value="9238" table:style-name="ce48">
            <text:p>9.238</text:p>
          </table:table-cell>
          <table:table-cell office:value-type="percentage" office:value="0.96430062630480162" table:style-name="ce49">
            <text:p>96,4%</text:p>
          </table:table-cell>
          <table:table-cell office:value-type="float" office:value="63025" table:style-name="ce48">
            <text:p>63.025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2322678932411451" table:style-name="ce49">
            <text:p>92,3%</text:p>
          </table:table-cell>
          <table:table-cell office:value-type="percentage" office:value="0.75010116398086213" table:style-name="ce49">
            <text:p>75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7" table:style-name="ce48">
            <text:p>3.697</text:p>
          </table:table-cell>
          <table:table-cell office:value-type="string" table:style-name="ce49">
            <text:p>-</text:p>
          </table:table-cell>
          <table:table-cell office:value-type="float" office:value="9662" table:style-name="ce48">
            <text:p>9.662</text:p>
          </table:table-cell>
          <table:table-cell office:value-type="string" table:style-name="ce49">
            <text:p>-</text:p>
          </table:table-cell>
          <table:table-cell office:value-type="float" office:value="22695" table:style-name="ce48">
            <text:p>22.695</text:p>
          </table:table-cell>
          <table:table-cell office:value-type="string" table:style-name="ce49">
            <text:p>-</text:p>
          </table:table-cell>
          <table:table-cell office:value-type="float" office:value="32680" table:style-name="ce48">
            <text:p>32.680</text:p>
          </table:table-cell>
          <table:table-cell office:value-type="string" table:style-name="ce49">
            <text:p>-</text:p>
          </table:table-cell>
          <table:table-cell office:value-type="float" office:value="25126" table:style-name="ce48">
            <text:p>25.126</text:p>
          </table:table-cell>
          <table:table-cell office:value-type="string" table:style-name="ce49">
            <text:p>-</text:p>
          </table:table-cell>
          <table:table-cell office:value-type="float" office:value="1236" table:style-name="ce48">
            <text:p>1.236</text:p>
          </table:table-cell>
          <table:table-cell office:value-type="string" table:style-name="ce49">
            <text:p>-</text:p>
          </table:table-cell>
          <table:table-cell office:value-type="float" office:value="95146" table:style-name="ce48">
            <text:p>95.146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0" table:style-name="ce51">
            <text:p>320</text:p>
          </table:table-cell>
          <table:table-cell office:value-type="string" table:style-name="ce52">
            <text:p>-</text:p>
          </table:table-cell>
          <table:table-cell office:value-type="float" office:value="925" table:style-name="ce51">
            <text:p>925</text:p>
          </table:table-cell>
          <table:table-cell office:value-type="string" table:style-name="ce52">
            <text:p>-</text:p>
          </table:table-cell>
          <table:table-cell office:value-type="float" office:value="1971" table:style-name="ce51">
            <text:p>1.971</text:p>
          </table:table-cell>
          <table:table-cell office:value-type="string" table:style-name="ce52">
            <text:p>-</text:p>
          </table:table-cell>
          <table:table-cell office:value-type="float" office:value="2432" table:style-name="ce51">
            <text:p>2.432</text:p>
          </table:table-cell>
          <table:table-cell office:value-type="string" table:style-name="ce52">
            <text:p>-</text:p>
          </table:table-cell>
          <table:table-cell office:value-type="float" office:value="2125" table:style-name="ce51">
            <text:p>2.125</text:p>
          </table:table-cell>
          <table:table-cell office:value-type="string" table:style-name="ce52">
            <text:p>-</text:p>
          </table:table-cell>
          <table:table-cell office:value-type="float" office:value="271" table:style-name="ce51">
            <text:p>271</text:p>
          </table:table-cell>
          <table:table-cell office:value-type="string" table:style-name="ce52">
            <text:p>-</text:p>
          </table:table-cell>
          <table:table-cell office:value-type="float" office:value="8129" table:style-name="ce51">
            <text:p>8.129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961" table:style-name="ce55">
            <text:p>2.950.961</text:p>
          </table:table-cell>
          <table:table-cell office:value-type="percentage" office:value="1" table:style-name="ce56">
            <text:p>100,0%</text:p>
          </table:table-cell>
          <table:table-cell office:value-type="float" office:value="3968439" table:style-name="ce55">
            <text:p>3.968.439</text:p>
          </table:table-cell>
          <table:table-cell office:value-type="percentage" office:value="0.99289686899289409" table:style-name="ce56">
            <text:p>99,3%</text:p>
          </table:table-cell>
          <table:table-cell office:value-type="float" office:value="5337645" table:style-name="ce55">
            <text:p>5.337.645</text:p>
          </table:table-cell>
          <table:table-cell office:value-type="percentage" office:value="0.96913117367448243" table:style-name="ce56">
            <text:p>96,9%</text:p>
          </table:table-cell>
          <table:table-cell office:value-type="float" office:value="6772334" table:style-name="ce55">
            <text:p>6.772.334</text:p>
          </table:table-cell>
          <table:table-cell office:value-type="percentage" office:value="0.94987456719862817" table:style-name="ce56">
            <text:p>95,0%</text:p>
          </table:table-cell>
          <table:table-cell office:value-type="float" office:value="7139266" table:style-name="ce55">
            <text:p>7.139.266</text:p>
          </table:table-cell>
          <table:table-cell office:value-type="percentage" office:value="0.91332242009781994" table:style-name="ce56">
            <text:p>91,3%</text:p>
          </table:table-cell>
          <table:table-cell office:value-type="float" office:value="5135818" table:style-name="ce55">
            <text:p>5.135.818</text:p>
          </table:table-cell>
          <table:table-cell office:value-type="percentage" office:value="0.86432189726725928" table:style-name="ce56">
            <text:p>86,4%</text:p>
          </table:table-cell>
          <table:table-cell office:value-type="float" office:value="4261486" table:style-name="ce55">
            <text:p>4.261.486</text:p>
          </table:table-cell>
          <table:table-cell office:value-type="percentage" office:value="0.86534574854226887" table:style-name="ce56">
            <text:p>86,5%</text:p>
          </table:table-cell>
          <table:table-cell office:value-type="float" office:value="3679509" table:style-name="ce55">
            <text:p>3.679.509</text:p>
          </table:table-cell>
          <table:table-cell office:value-type="percentage" office:value="0.92358034539486067" table:style-name="ce56">
            <text:p>92,4%</text:p>
          </table:table-cell>
          <table:table-cell office:value-type="float" office:value="39245458" table:style-name="ce55">
            <text:p>39.245.458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3031711033626552" table:style-name="ce56">
            <text:p>93,0%</text:p>
          </table:table-cell>
          <table:table-cell office:value-type="percentage" office:value="0.82798600982638826" table:style-name="ce56">
            <text:p>82,8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852" table:style-name="ce45">
            <text:p>430.852</text:p>
          </table:table-cell>
          <table:table-cell office:value-type="percentage" office:value="1" table:style-name="ce46">
            <text:p>100,0%</text:p>
          </table:table-cell>
          <table:table-cell office:value-type="float" office:value="653098" table:style-name="ce45">
            <text:p>653.098</text:p>
          </table:table-cell>
          <table:table-cell office:value-type="percentage" office:value="0.99812783594646681" table:style-name="ce46">
            <text:p>99,8%</text:p>
          </table:table-cell>
          <table:table-cell office:value-type="float" office:value="934570" table:style-name="ce45">
            <text:p>934.570</text:p>
          </table:table-cell>
          <table:table-cell office:value-type="percentage" office:value="0.97530965979948425" table:style-name="ce46">
            <text:p>97,5%</text:p>
          </table:table-cell>
          <table:table-cell office:value-type="float" office:value="1224446" table:style-name="ce45">
            <text:p>1.224.446</text:p>
          </table:table-cell>
          <table:table-cell office:value-type="percentage" office:value="0.95095880601837079" table:style-name="ce46">
            <text:p>95,1%</text:p>
          </table:table-cell>
          <table:table-cell office:value-type="float" office:value="1271191" table:style-name="ce45">
            <text:p>1.271.191</text:p>
          </table:table-cell>
          <table:table-cell office:value-type="percentage" office:value="0.91826767489973538" table:style-name="ce46">
            <text:p>91,8%</text:p>
          </table:table-cell>
          <table:table-cell office:value-type="float" office:value="956040" table:style-name="ce45">
            <text:p>956.040</text:p>
          </table:table-cell>
          <table:table-cell office:value-type="percentage" office:value="0.86772865190924087" table:style-name="ce46">
            <text:p>86,8%</text:p>
          </table:table-cell>
          <table:table-cell office:value-type="float" office:value="796856" table:style-name="ce45">
            <text:p>796.856</text:p>
          </table:table-cell>
          <table:table-cell office:value-type="percentage" office:value="0.86043156767216056" table:style-name="ce46">
            <text:p>86,0%</text:p>
          </table:table-cell>
          <table:table-cell office:value-type="float" office:value="759891" table:style-name="ce45">
            <text:p>759.891</text:p>
          </table:table-cell>
          <table:table-cell office:value-type="percentage" office:value="0.98323728142475997" table:style-name="ce46">
            <text:p>98,3%</text:p>
          </table:table-cell>
          <table:table-cell office:value-type="float" office:value="7026944" table:style-name="ce45">
            <text:p>7.026.944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592692066667516" table:style-name="ce46">
            <text:p>93,6%</text:p>
          </table:table-cell>
          <table:table-cell office:value-type="percentage" office:value="0.82648372771478307" table:style-name="ce46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28" table:style-name="ce48">
            <text:p>100.528</text:p>
          </table:table-cell>
          <table:table-cell office:value-type="percentage" office:value="1" table:style-name="ce49">
            <text:p>100,0%</text:p>
          </table:table-cell>
          <table:table-cell office:value-type="float" office:value="119270" table:style-name="ce48">
            <text:p>119.270</text:p>
          </table:table-cell>
          <table:table-cell office:value-type="percentage" office:value="0.99703239289446188" table:style-name="ce49">
            <text:p>99,7%</text:p>
          </table:table-cell>
          <table:table-cell office:value-type="float" office:value="155566" table:style-name="ce48">
            <text:p>155.566</text:p>
          </table:table-cell>
          <table:table-cell office:value-type="percentage" office:value="0.96439154423160378" table:style-name="ce49">
            <text:p>96,4%</text:p>
          </table:table-cell>
          <table:table-cell office:value-type="float" office:value="188497" table:style-name="ce48">
            <text:p>188.497</text:p>
          </table:table-cell>
          <table:table-cell office:value-type="percentage" office:value="0.93793601034980345" table:style-name="ce49">
            <text:p>93,8%</text:p>
          </table:table-cell>
          <table:table-cell office:value-type="float" office:value="191212" table:style-name="ce48">
            <text:p>191.212</text:p>
          </table:table-cell>
          <table:table-cell office:value-type="percentage" office:value="0.89503222756357748" table:style-name="ce49">
            <text:p>89,5%</text:p>
          </table:table-cell>
          <table:table-cell office:value-type="float" office:value="130192" table:style-name="ce48">
            <text:p>130.192</text:p>
          </table:table-cell>
          <table:table-cell office:value-type="percentage" office:value="0.82255272368869958" table:style-name="ce49">
            <text:p>82,3%</text:p>
          </table:table-cell>
          <table:table-cell office:value-type="float" office:value="108527" table:style-name="ce48">
            <text:p>108.527</text:p>
          </table:table-cell>
          <table:table-cell office:value-type="percentage" office:value="0.82972981238245236" table:style-name="ce49">
            <text:p>83,0%</text:p>
          </table:table-cell>
          <table:table-cell office:value-type="float" office:value="98046" table:style-name="ce48">
            <text:p>98.046</text:p>
          </table:table-cell>
          <table:table-cell office:value-type="percentage" office:value="0.91600100899688897" table:style-name="ce49">
            <text:p>91,6%</text:p>
          </table:table-cell>
          <table:table-cell office:value-type="float" office:value="1091838" table:style-name="ce48">
            <text:p>1.091.838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796759396271088" table:style-name="ce49">
            <text:p>91,8%</text:p>
          </table:table-cell>
          <table:table-cell office:value-type="percentage" office:value="0.82023208800322733" table:style-name="ce49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631" table:style-name="ce48">
            <text:p>88.631</text:p>
          </table:table-cell>
          <table:table-cell office:value-type="percentage" office:value="1" table:style-name="ce49">
            <text:p>100,0%</text:p>
          </table:table-cell>
          <table:table-cell office:value-type="float" office:value="114685" table:style-name="ce48">
            <text:p>114.685</text:p>
          </table:table-cell>
          <table:table-cell office:value-type="percentage" office:value="1" table:style-name="ce49">
            <text:p>100,0%</text:p>
          </table:table-cell>
          <table:table-cell office:value-type="float" office:value="149548" table:style-name="ce48">
            <text:p>149.548</text:p>
          </table:table-cell>
          <table:table-cell office:value-type="percentage" office:value="0.98393315349694055" table:style-name="ce49">
            <text:p>98,4%</text:p>
          </table:table-cell>
          <table:table-cell office:value-type="float" office:value="154991" table:style-name="ce48">
            <text:p>154.991</text:p>
          </table:table-cell>
          <table:table-cell office:value-type="percentage" office:value="0.95624464009180477" table:style-name="ce49">
            <text:p>95,6%</text:p>
          </table:table-cell>
          <table:table-cell office:value-type="float" office:value="152399" table:style-name="ce48">
            <text:p>152.399</text:p>
          </table:table-cell>
          <table:table-cell office:value-type="percentage" office:value="0.91850891996142714" table:style-name="ce49">
            <text:p>91,9%</text:p>
          </table:table-cell>
          <table:table-cell office:value-type="float" office:value="91932" table:style-name="ce48">
            <text:p>91.932</text:p>
          </table:table-cell>
          <table:table-cell office:value-type="percentage" office:value="0.84658949636710223" table:style-name="ce49">
            <text:p>84,7%</text:p>
          </table:table-cell>
          <table:table-cell office:value-type="float" office:value="67431" table:style-name="ce48">
            <text:p>67.431</text:p>
          </table:table-cell>
          <table:table-cell office:value-type="percentage" office:value="0.85095025365336563" table:style-name="ce49">
            <text:p>85,1%</text:p>
          </table:table-cell>
          <table:table-cell office:value-type="float" office:value="67148" table:style-name="ce48">
            <text:p>67.148</text:p>
          </table:table-cell>
          <table:table-cell office:value-type="percentage" office:value="1.0289935025131789" table:style-name="ce49">
            <text:p>102,9%</text:p>
          </table:table-cell>
          <table:table-cell office:value-type="float" office:value="886765" table:style-name="ce48">
            <text:p>886.765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305267253266446" table:style-name="ce49">
            <text:p>95,3%</text:p>
          </table:table-cell>
          <table:table-cell office:value-type="percentage" office:value="0.87548092634039865" table:style-name="ce49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31" table:style-name="ce48">
            <text:p>51.431</text:p>
          </table:table-cell>
          <table:table-cell office:value-type="percentage" office:value="0.95894318796263489" table:style-name="ce49">
            <text:p>95,9%</text:p>
          </table:table-cell>
          <table:table-cell office:value-type="float" office:value="79870" table:style-name="ce48">
            <text:p>79.870</text:p>
          </table:table-cell>
          <table:table-cell office:value-type="percentage" office:value="0.91558337345530416" table:style-name="ce49">
            <text:p>91,6%</text:p>
          </table:table-cell>
          <table:table-cell office:value-type="float" office:value="112185" table:style-name="ce48">
            <text:p>112.185</text:p>
          </table:table-cell>
          <table:table-cell office:value-type="percentage" office:value="0.88062138422048308" table:style-name="ce49">
            <text:p>88,1%</text:p>
          </table:table-cell>
          <table:table-cell office:value-type="float" office:value="153129" table:style-name="ce48">
            <text:p>153.129</text:p>
          </table:table-cell>
          <table:table-cell office:value-type="percentage" office:value="0.86265971111161188" table:style-name="ce49">
            <text:p>86,3%</text:p>
          </table:table-cell>
          <table:table-cell office:value-type="float" office:value="172902" table:style-name="ce48">
            <text:p>172.902</text:p>
          </table:table-cell>
          <table:table-cell office:value-type="percentage" office:value="0.79817009274176798" table:style-name="ce49">
            <text:p>79,8%</text:p>
          </table:table-cell>
          <table:table-cell office:value-type="float" office:value="133607" table:style-name="ce48">
            <text:p>133.607</text:p>
          </table:table-cell>
          <table:table-cell office:value-type="percentage" office:value="0.72593956978380525" table:style-name="ce49">
            <text:p>72,6%</text:p>
          </table:table-cell>
          <table:table-cell office:value-type="float" office:value="102914" table:style-name="ce48">
            <text:p>102.914</text:p>
          </table:table-cell>
          <table:table-cell office:value-type="percentage" office:value="0.75003097374155514" table:style-name="ce49">
            <text:p>75,0%</text:p>
          </table:table-cell>
          <table:table-cell office:value-type="float" office:value="85683" table:style-name="ce48">
            <text:p>85.683</text:p>
          </table:table-cell>
          <table:table-cell office:value-type="percentage" office:value="0.86082422440122164" table:style-name="ce49">
            <text:p>86,1%</text:p>
          </table:table-cell>
          <table:table-cell office:value-type="float" office:value="891721" table:style-name="ce48">
            <text:p>891.721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323827741654954" table:style-name="ce49">
            <text:p>82,3%</text:p>
          </table:table-cell>
          <table:table-cell office:value-type="percentage" office:value="0.73105367793240561" table:style-name="ce49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871" table:style-name="ce48">
            <text:p>92.871</text:p>
          </table:table-cell>
          <table:table-cell office:value-type="percentage" office:value="0.92536019609015363" table:style-name="ce49">
            <text:p>92,5%</text:p>
          </table:table-cell>
          <table:table-cell office:value-type="float" office:value="152107" table:style-name="ce48">
            <text:p>152.107</text:p>
          </table:table-cell>
          <table:table-cell office:value-type="percentage" office:value="0.90839434802861818" table:style-name="ce49">
            <text:p>90,8%</text:p>
          </table:table-cell>
          <table:table-cell office:value-type="float" office:value="225650" table:style-name="ce48">
            <text:p>225.650</text:p>
          </table:table-cell>
          <table:table-cell office:value-type="percentage" office:value="0.89702053228916145" table:style-name="ce49">
            <text:p>89,7%</text:p>
          </table:table-cell>
          <table:table-cell office:value-type="float" office:value="324786" table:style-name="ce48">
            <text:p>324.786</text:p>
          </table:table-cell>
          <table:table-cell office:value-type="percentage" office:value="0.88197867192400747" table:style-name="ce49">
            <text:p>88,2%</text:p>
          </table:table-cell>
          <table:table-cell office:value-type="float" office:value="322557" table:style-name="ce48">
            <text:p>322.557</text:p>
          </table:table-cell>
          <table:table-cell office:value-type="percentage" office:value="0.8184544727927836" table:style-name="ce49">
            <text:p>81,8%</text:p>
          </table:table-cell>
          <table:table-cell office:value-type="float" office:value="234054" table:style-name="ce48">
            <text:p>234.054</text:p>
          </table:table-cell>
          <table:table-cell office:value-type="percentage" office:value="0.74810619378511933" table:style-name="ce49">
            <text:p>74,8%</text:p>
          </table:table-cell>
          <table:table-cell office:value-type="float" office:value="192100" table:style-name="ce48">
            <text:p>192.100</text:p>
          </table:table-cell>
          <table:table-cell office:value-type="percentage" office:value="0.7543065366688787" table:style-name="ce49">
            <text:p>75,4%</text:p>
          </table:table-cell>
          <table:table-cell office:value-type="float" office:value="170513" table:style-name="ce48">
            <text:p>170.513</text:p>
          </table:table-cell>
          <table:table-cell office:value-type="percentage" office:value="0.92536835535777273" table:style-name="ce49">
            <text:p>92,5%</text:p>
          </table:table-cell>
          <table:table-cell office:value-type="float" office:value="1714638" table:style-name="ce48">
            <text:p>1.714.638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319008533508266" table:style-name="ce49">
            <text:p>84,3%</text:p>
          </table:table-cell>
          <table:table-cell office:value-type="percentage" office:value="0.76397330385511475" table:style-name="ce49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91" table:style-name="ce48">
            <text:p>42.291</text:p>
          </table:table-cell>
          <table:table-cell office:value-type="percentage" office:value="1" table:style-name="ce49">
            <text:p>100,0%</text:p>
          </table:table-cell>
          <table:table-cell office:value-type="float" office:value="56112" table:style-name="ce48">
            <text:p>56.112</text:p>
          </table:table-cell>
          <table:table-cell office:value-type="percentage" office:value="1" table:style-name="ce49">
            <text:p>100,0%</text:p>
          </table:table-cell>
          <table:table-cell office:value-type="float" office:value="77189" table:style-name="ce48">
            <text:p>77.189</text:p>
          </table:table-cell>
          <table:table-cell office:value-type="percentage" office:value="0.97390766746154911" table:style-name="ce49">
            <text:p>97,4%</text:p>
          </table:table-cell>
          <table:table-cell office:value-type="float" office:value="85143" table:style-name="ce48">
            <text:p>85.143</text:p>
          </table:table-cell>
          <table:table-cell office:value-type="percentage" office:value="0.93594591623612178" table:style-name="ce49">
            <text:p>93,6%</text:p>
          </table:table-cell>
          <table:table-cell office:value-type="float" office:value="89357" table:style-name="ce48">
            <text:p>89.357</text:p>
          </table:table-cell>
          <table:table-cell office:value-type="percentage" office:value="0.9175548846856838" table:style-name="ce49">
            <text:p>91,8%</text:p>
          </table:table-cell>
          <table:table-cell office:value-type="float" office:value="56804" table:style-name="ce48">
            <text:p>56.804</text:p>
          </table:table-cell>
          <table:table-cell office:value-type="percentage" office:value="0.84582626046040676" table:style-name="ce49">
            <text:p>84,6%</text:p>
          </table:table-cell>
          <table:table-cell office:value-type="float" office:value="43454" table:style-name="ce48">
            <text:p>43.454</text:p>
          </table:table-cell>
          <table:table-cell office:value-type="percentage" office:value="0.85416625715015826" table:style-name="ce49">
            <text:p>85,4%</text:p>
          </table:table-cell>
          <table:table-cell office:value-type="float" office:value="46176" table:style-name="ce48">
            <text:p>46.176</text:p>
          </table:table-cell>
          <table:table-cell office:value-type="percentage" office:value="1.0197204248835103" table:style-name="ce49">
            <text:p>102,0%</text:p>
          </table:table-cell>
          <table:table-cell office:value-type="float" office:value="496526" table:style-name="ce48">
            <text:p>496.526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4206374202655474" table:style-name="ce49">
            <text:p>94,2%</text:p>
          </table:table-cell>
          <table:table-cell office:value-type="percentage" office:value="0.85071831818454391" table:style-name="ce49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222" table:style-name="ce48">
            <text:p>228.222</text:p>
          </table:table-cell>
          <table:table-cell office:value-type="percentage" office:value="1" table:style-name="ce49">
            <text:p>100,0%</text:p>
          </table:table-cell>
          <table:table-cell office:value-type="float" office:value="250748" table:style-name="ce48">
            <text:p>250.748</text:p>
          </table:table-cell>
          <table:table-cell office:value-type="percentage" office:value="1" table:style-name="ce49">
            <text:p>100,0%</text:p>
          </table:table-cell>
          <table:table-cell office:value-type="float" office:value="323920" table:style-name="ce48">
            <text:p>323.920</text:p>
          </table:table-cell>
          <table:table-cell office:value-type="percentage" office:value="0.98984546651876437" table:style-name="ce49">
            <text:p>99,0%</text:p>
          </table:table-cell>
          <table:table-cell office:value-type="float" office:value="355465" table:style-name="ce48">
            <text:p>355.465</text:p>
          </table:table-cell>
          <table:table-cell office:value-type="percentage" office:value="0.93248216829353392" table:style-name="ce49">
            <text:p>93,2%</text:p>
          </table:table-cell>
          <table:table-cell office:value-type="float" office:value="323950" table:style-name="ce48">
            <text:p>323.950</text:p>
          </table:table-cell>
          <table:table-cell office:value-type="percentage" office:value="0.899356472201709" table:style-name="ce49">
            <text:p>89,9%</text:p>
          </table:table-cell>
          <table:table-cell office:value-type="float" office:value="216304" table:style-name="ce48">
            <text:p>216.304</text:p>
          </table:table-cell>
          <table:table-cell office:value-type="percentage" office:value="0.8354667016863524" table:style-name="ce49">
            <text:p>83,5%</text:p>
          </table:table-cell>
          <table:table-cell office:value-type="float" office:value="178444" table:style-name="ce48">
            <text:p>178.444</text:p>
          </table:table-cell>
          <table:table-cell office:value-type="percentage" office:value="0.84259534703629724" table:style-name="ce49">
            <text:p>84,3%</text:p>
          </table:table-cell>
          <table:table-cell office:value-type="float" office:value="163468" table:style-name="ce48">
            <text:p>163.468</text:p>
          </table:table-cell>
          <table:table-cell office:value-type="percentage" office:value="0.97187838143140826" table:style-name="ce49">
            <text:p>97,2%</text:p>
          </table:table-cell>
          <table:table-cell office:value-type="float" office:value="2040521" table:style-name="ce48">
            <text:p>2.040.521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940194710399705" table:style-name="ce49">
            <text:p>93,9%</text:p>
          </table:table-cell>
          <table:table-cell office:value-type="percentage" office:value="0.85497322815378385" table:style-name="ce49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087" table:style-name="ce48">
            <text:p>137.087</text:p>
          </table:table-cell>
          <table:table-cell office:value-type="percentage" office:value="1" table:style-name="ce49">
            <text:p>100,0%</text:p>
          </table:table-cell>
          <table:table-cell office:value-type="float" office:value="158223" table:style-name="ce48">
            <text:p>158.223</text:p>
          </table:table-cell>
          <table:table-cell office:value-type="percentage" office:value="1" table:style-name="ce49">
            <text:p>100,0%</text:p>
          </table:table-cell>
          <table:table-cell office:value-type="float" office:value="223068" table:style-name="ce48">
            <text:p>223.068</text:p>
          </table:table-cell>
          <table:table-cell office:value-type="percentage" office:value="0.97824828529829666" table:style-name="ce49">
            <text:p>97,8%</text:p>
          </table:table-cell>
          <table:table-cell office:value-type="float" office:value="286574" table:style-name="ce48">
            <text:p>286.574</text:p>
          </table:table-cell>
          <table:table-cell office:value-type="percentage" office:value="0.92025548558638692" table:style-name="ce49">
            <text:p>92,0%</text:p>
          </table:table-cell>
          <table:table-cell office:value-type="float" office:value="287063" table:style-name="ce48">
            <text:p>287.063</text:p>
          </table:table-cell>
          <table:table-cell office:value-type="percentage" office:value="0.86809644340013492" table:style-name="ce49">
            <text:p>86,8%</text:p>
          </table:table-cell>
          <table:table-cell office:value-type="float" office:value="206810" table:style-name="ce48">
            <text:p>206.810</text:p>
          </table:table-cell>
          <table:table-cell office:value-type="percentage" office:value="0.80236352138304023" table:style-name="ce49">
            <text:p>80,2%</text:p>
          </table:table-cell>
          <table:table-cell office:value-type="float" office:value="174489" table:style-name="ce48">
            <text:p>174.489</text:p>
          </table:table-cell>
          <table:table-cell office:value-type="percentage" office:value="0.79678253086870754" table:style-name="ce49">
            <text:p>79,7%</text:p>
          </table:table-cell>
          <table:table-cell office:value-type="float" office:value="167299" table:style-name="ce48">
            <text:p>167.299</text:p>
          </table:table-cell>
          <table:table-cell office:value-type="percentage" office:value="0.94085459126287851" table:style-name="ce49">
            <text:p>94,1%</text:p>
          </table:table-cell>
          <table:table-cell office:value-type="float" office:value="1640613" table:style-name="ce48">
            <text:p>1.640.613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338046409798678" table:style-name="ce49">
            <text:p>90,3%</text:p>
          </table:table-cell>
          <table:table-cell office:value-type="percentage" office:value="0.80082405245194899" table:style-name="ce49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751" table:style-name="ce48">
            <text:p>455.751</text:p>
          </table:table-cell>
          <table:table-cell office:value-type="percentage" office:value="1" table:style-name="ce49">
            <text:p>100,0%</text:p>
          </table:table-cell>
          <table:table-cell office:value-type="float" office:value="618571" table:style-name="ce48">
            <text:p>618.571</text:p>
          </table:table-cell>
          <table:table-cell office:value-type="percentage" office:value="0.97299979865856268" table:style-name="ce49">
            <text:p>97,3%</text:p>
          </table:table-cell>
          <table:table-cell office:value-type="float" office:value="802372" table:style-name="ce48">
            <text:p>802.372</text:p>
          </table:table-cell>
          <table:table-cell office:value-type="percentage" office:value="0.94121649203973334" table:style-name="ce49">
            <text:p>94,1%</text:p>
          </table:table-cell>
          <table:table-cell office:value-type="float" office:value="1039895" table:style-name="ce48">
            <text:p>1.039.895</text:p>
          </table:table-cell>
          <table:table-cell office:value-type="percentage" office:value="0.94759800656277882" table:style-name="ce49">
            <text:p>94,8%</text:p>
          </table:table-cell>
          <table:table-cell office:value-type="float" office:value="1156204" table:style-name="ce48">
            <text:p>1.156.204</text:p>
          </table:table-cell>
          <table:table-cell office:value-type="percentage" office:value="0.90644986789805027" table:style-name="ce49">
            <text:p>90,6%</text:p>
          </table:table-cell>
          <table:table-cell office:value-type="float" office:value="819341" table:style-name="ce48">
            <text:p>819.341</text:p>
          </table:table-cell>
          <table:table-cell office:value-type="percentage" office:value="0.84762804305275663" table:style-name="ce49">
            <text:p>84,8%</text:p>
          </table:table-cell>
          <table:table-cell office:value-type="float" office:value="684225" table:style-name="ce48">
            <text:p>684.225</text:p>
          </table:table-cell>
          <table:table-cell office:value-type="percentage" office:value="0.82531309970821987" table:style-name="ce49">
            <text:p>82,5%</text:p>
          </table:table-cell>
          <table:table-cell office:value-type="float" office:value="611199" table:style-name="ce48">
            <text:p>611.199</text:p>
          </table:table-cell>
          <table:table-cell office:value-type="percentage" office:value="0.9103852908188268" table:style-name="ce49">
            <text:p>91,0%</text:p>
          </table:table-cell>
          <table:table-cell office:value-type="float" office:value="6187558" table:style-name="ce48">
            <text:p>6.187.558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229435419306459" table:style-name="ce49">
            <text:p>91,2%</text:p>
          </table:table-cell>
          <table:table-cell office:value-type="percentage" office:value="0.80659026628374786" table:style-name="ce49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500" table:style-name="ce48">
            <text:p>295.500</text:p>
          </table:table-cell>
          <table:table-cell office:value-type="percentage" office:value="1" table:style-name="ce49">
            <text:p>100,0%</text:p>
          </table:table-cell>
          <table:table-cell office:value-type="float" office:value="435654" table:style-name="ce48">
            <text:p>435.654</text:p>
          </table:table-cell>
          <table:table-cell office:value-type="percentage" office:value="0.99062704649639821" table:style-name="ce49">
            <text:p>99,1%</text:p>
          </table:table-cell>
          <table:table-cell office:value-type="float" office:value="579624" table:style-name="ce48">
            <text:p>579.624</text:p>
          </table:table-cell>
          <table:table-cell office:value-type="percentage" office:value="0.97066684529591052" table:style-name="ce49">
            <text:p>97,1%</text:p>
          </table:table-cell>
          <table:table-cell office:value-type="float" office:value="733568" table:style-name="ce48">
            <text:p>733.568</text:p>
          </table:table-cell>
          <table:table-cell office:value-type="percentage" office:value="0.96231385183708162" table:style-name="ce49">
            <text:p>96,2%</text:p>
          </table:table-cell>
          <table:table-cell office:value-type="float" office:value="769714" table:style-name="ce48">
            <text:p>769.714</text:p>
          </table:table-cell>
          <table:table-cell office:value-type="percentage" office:value="0.9155381736909779" table:style-name="ce49">
            <text:p>91,6%</text:p>
          </table:table-cell>
          <table:table-cell office:value-type="float" office:value="530170" table:style-name="ce48">
            <text:p>530.170</text:p>
          </table:table-cell>
          <table:table-cell office:value-type="percentage" office:value="0.86358016748083222" table:style-name="ce49">
            <text:p>86,4%</text:p>
          </table:table-cell>
          <table:table-cell office:value-type="float" office:value="446935" table:style-name="ce48">
            <text:p>446.935</text:p>
          </table:table-cell>
          <table:table-cell office:value-type="percentage" office:value="0.87160400411098093" table:style-name="ce49">
            <text:p>87,2%</text:p>
          </table:table-cell>
          <table:table-cell office:value-type="float" office:value="429057" table:style-name="ce48">
            <text:p>429.057</text:p>
          </table:table-cell>
          <table:table-cell office:value-type="percentage" office:value="0.99142267583861132" table:style-name="ce49">
            <text:p>99,1%</text:p>
          </table:table-cell>
          <table:table-cell office:value-type="float" office:value="4220222" table:style-name="ce48">
            <text:p>4.220.222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949189074150508" table:style-name="ce49">
            <text:p>93,9%</text:p>
          </table:table-cell>
          <table:table-cell office:value-type="percentage" office:value="0.83617681237238817" table:style-name="ce49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85" table:style-name="ce48">
            <text:p>77.685</text:p>
          </table:table-cell>
          <table:table-cell office:value-type="percentage" office:value="1" table:style-name="ce49">
            <text:p>100,0%</text:p>
          </table:table-cell>
          <table:table-cell office:value-type="float" office:value="95772" table:style-name="ce48">
            <text:p>95.772</text:p>
          </table:table-cell>
          <table:table-cell office:value-type="percentage" office:value="1" table:style-name="ce49">
            <text:p>100,0%</text:p>
          </table:table-cell>
          <table:table-cell office:value-type="float" office:value="132885" table:style-name="ce48">
            <text:p>132.885</text:p>
          </table:table-cell>
          <table:table-cell office:value-type="percentage" office:value="1.0168343727283162" table:style-name="ce49">
            <text:p>101,7%</text:p>
          </table:table-cell>
          <table:table-cell office:value-type="float" office:value="161592" table:style-name="ce48">
            <text:p>161.592</text:p>
          </table:table-cell>
          <table:table-cell office:value-type="percentage" office:value="0.96212630914601105" table:style-name="ce49">
            <text:p>96,2%</text:p>
          </table:table-cell>
          <table:table-cell office:value-type="float" office:value="146232" table:style-name="ce48">
            <text:p>146.232</text:p>
          </table:table-cell>
          <table:table-cell office:value-type="percentage" office:value="0.92824497257769656" table:style-name="ce49">
            <text:p>92,8%</text:p>
          </table:table-cell>
          <table:table-cell office:value-type="float" office:value="113353" table:style-name="ce48">
            <text:p>113.353</text:p>
          </table:table-cell>
          <table:table-cell office:value-type="percentage" office:value="0.87300719335808141" table:style-name="ce49">
            <text:p>87,3%</text:p>
          </table:table-cell>
          <table:table-cell office:value-type="float" office:value="93556" table:style-name="ce48">
            <text:p>93.556</text:p>
          </table:table-cell>
          <table:table-cell office:value-type="percentage" office:value="0.83156453878015391" table:style-name="ce49">
            <text:p>83,2%</text:p>
          </table:table-cell>
          <table:table-cell office:value-type="float" office:value="86484" table:style-name="ce48">
            <text:p>86.484</text:p>
          </table:table-cell>
          <table:table-cell office:value-type="percentage" office:value="1.0090422242704966" table:style-name="ce49">
            <text:p>100,9%</text:p>
          </table:table-cell>
          <table:table-cell office:value-type="float" office:value="907559" table:style-name="ce48">
            <text:p>907.559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543589257703521" table:style-name="ce49">
            <text:p>95,5%</text:p>
          </table:table-cell>
          <table:table-cell office:value-type="percentage" office:value="0.85780704896696502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64" table:style-name="ce48">
            <text:p>241.764</text:p>
          </table:table-cell>
          <table:table-cell office:value-type="percentage" office:value="1" table:style-name="ce49">
            <text:p>100,0%</text:p>
          </table:table-cell>
          <table:table-cell office:value-type="float" office:value="291542" table:style-name="ce48">
            <text:p>291.542</text:p>
          </table:table-cell>
          <table:table-cell office:value-type="percentage" office:value="0.99846912041207037" table:style-name="ce49">
            <text:p>99,8%</text:p>
          </table:table-cell>
          <table:table-cell office:value-type="float" office:value="348176" table:style-name="ce48">
            <text:p>348.176</text:p>
          </table:table-cell>
          <table:table-cell office:value-type="percentage" office:value="0.98475532149584522" table:style-name="ce49">
            <text:p>98,5%</text:p>
          </table:table-cell>
          <table:table-cell office:value-type="float" office:value="393027" table:style-name="ce48">
            <text:p>393.027</text:p>
          </table:table-cell>
          <table:table-cell office:value-type="percentage" office:value="0.96047653958944279" table:style-name="ce49">
            <text:p>96,0%</text:p>
          </table:table-cell>
          <table:table-cell office:value-type="float" office:value="411409" table:style-name="ce48">
            <text:p>411.409</text:p>
          </table:table-cell>
          <table:table-cell office:value-type="percentage" office:value="0.9290303204113477" table:style-name="ce49">
            <text:p>92,9%</text:p>
          </table:table-cell>
          <table:table-cell office:value-type="float" office:value="267430" table:style-name="ce48">
            <text:p>267.430</text:p>
          </table:table-cell>
          <table:table-cell office:value-type="percentage" office:value="0.86659667269392548" table:style-name="ce49">
            <text:p>86,7%</text:p>
          </table:table-cell>
          <table:table-cell office:value-type="float" office:value="202545" table:style-name="ce48">
            <text:p>202.545</text:p>
          </table:table-cell>
          <table:table-cell office:value-type="percentage" office:value="0.87924657712643584" table:style-name="ce49">
            <text:p>87,9%</text:p>
          </table:table-cell>
          <table:table-cell office:value-type="float" office:value="192738" table:style-name="ce48">
            <text:p>192.738</text:p>
          </table:table-cell>
          <table:table-cell office:value-type="percentage" office:value="1.0512370189370801" table:style-name="ce49">
            <text:p>105,1%</text:p>
          </table:table-cell>
          <table:table-cell office:value-type="float" office:value="2348631" table:style-name="ce48">
            <text:p>2.348.631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623353352656437" table:style-name="ce49">
            <text:p>95,6%</text:p>
          </table:table-cell>
          <table:table-cell office:value-type="percentage" office:value="0.8708709632923427" table:style-name="ce49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5115" table:style-name="ce48">
            <text:p>25.115</text:p>
          </table:table-cell>
          <table:table-cell office:value-type="percentage" office:value="1" table:style-name="ce49">
            <text:p>100,0%</text:p>
          </table:table-cell>
          <table:table-cell office:value-type="float" office:value="30717" table:style-name="ce48">
            <text:p>30.717</text:p>
          </table:table-cell>
          <table:table-cell office:value-type="percentage" office:value="1" table:style-name="ce49">
            <text:p>100,0%</text:p>
          </table:table-cell>
          <table:table-cell office:value-type="float" office:value="39707" table:style-name="ce48">
            <text:p>39.707</text:p>
          </table:table-cell>
          <table:table-cell office:value-type="percentage" office:value="1.0283057958253483" table:style-name="ce49">
            <text:p>102,8%</text:p>
          </table:table-cell>
          <table:table-cell office:value-type="float" office:value="46306" table:style-name="ce48">
            <text:p>46.306</text:p>
          </table:table-cell>
          <table:table-cell office:value-type="percentage" office:value="0.97486315789473688" table:style-name="ce49">
            <text:p>97,5%</text:p>
          </table:table-cell>
          <table:table-cell office:value-type="float" office:value="48641" table:style-name="ce48">
            <text:p>48.641</text:p>
          </table:table-cell>
          <table:table-cell office:value-type="percentage" office:value="0.94039517438713172" table:style-name="ce49">
            <text:p>94,0%</text:p>
          </table:table-cell>
          <table:table-cell office:value-type="float" office:value="32444" table:style-name="ce48">
            <text:p>32.444</text:p>
          </table:table-cell>
          <table:table-cell office:value-type="percentage" office:value="0.8760125283507938" table:style-name="ce49">
            <text:p>87,6%</text:p>
          </table:table-cell>
          <table:table-cell office:value-type="float" office:value="25500" table:style-name="ce48">
            <text:p>25.500</text:p>
          </table:table-cell>
          <table:table-cell office:value-type="percentage" office:value="0.8453225485646092" table:style-name="ce49">
            <text:p>84,5%</text:p>
          </table:table-cell>
          <table:table-cell office:value-type="float" office:value="25634" table:style-name="ce48">
            <text:p>25.634</text:p>
          </table:table-cell>
          <table:table-cell office:value-type="percentage" office:value="0.98649220704252449" table:style-name="ce49">
            <text:p>98,6%</text:p>
          </table:table-cell>
          <table:table-cell office:value-type="float" office:value="274064" table:style-name="ce48">
            <text:p>274.064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736570046078038" table:style-name="ce49">
            <text:p>97,4%</text:p>
          </table:table-cell>
          <table:table-cell office:value-type="percentage" office:value="0.86680835990081473" table:style-name="ce49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978" table:style-name="ce48">
            <text:p>371.978</text:p>
          </table:table-cell>
          <table:table-cell office:value-type="percentage" office:value="1" table:style-name="ce49">
            <text:p>100,0%</text:p>
          </table:table-cell>
          <table:table-cell office:value-type="float" office:value="511136" table:style-name="ce48">
            <text:p>511.136</text:p>
          </table:table-cell>
          <table:table-cell office:value-type="percentage" office:value="0.96980552129778963" table:style-name="ce49">
            <text:p>97,0%</text:p>
          </table:table-cell>
          <table:table-cell office:value-type="float" office:value="691015" table:style-name="ce48">
            <text:p>691.015</text:p>
          </table:table-cell>
          <table:table-cell office:value-type="percentage" office:value="0.9591329404351121" table:style-name="ce49">
            <text:p>95,9%</text:p>
          </table:table-cell>
          <table:table-cell office:value-type="float" office:value="961331" table:style-name="ce48">
            <text:p>961.331</text:p>
          </table:table-cell>
          <table:table-cell office:value-type="percentage" office:value="0.97127785652871057" table:style-name="ce49">
            <text:p>97,1%</text:p>
          </table:table-cell>
          <table:table-cell office:value-type="float" office:value="1052487" table:style-name="ce48">
            <text:p>1.052.487</text:p>
          </table:table-cell>
          <table:table-cell office:value-type="percentage" office:value="0.91042989257227092" table:style-name="ce49">
            <text:p>91,0%</text:p>
          </table:table-cell>
          <table:table-cell office:value-type="float" office:value="773046" table:style-name="ce48">
            <text:p>773.046</text:p>
          </table:table-cell>
          <table:table-cell office:value-type="percentage" office:value="0.85813525982301042" table:style-name="ce49">
            <text:p>85,8%</text:p>
          </table:table-cell>
          <table:table-cell office:value-type="float" office:value="628794" table:style-name="ce48">
            <text:p>628.794</text:p>
          </table:table-cell>
          <table:table-cell office:value-type="percentage" office:value="0.85485421252193916" table:style-name="ce49">
            <text:p>85,5%</text:p>
          </table:table-cell>
          <table:table-cell office:value-type="float" office:value="536366" table:style-name="ce48">
            <text:p>536.366</text:p>
          </table:table-cell>
          <table:table-cell office:value-type="percentage" office:value="0.9397729263762834" table:style-name="ce49">
            <text:p>94,0%</text:p>
          </table:table-cell>
          <table:table-cell office:value-type="float" office:value="5526153" table:style-name="ce48">
            <text:p>5.526.153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51300405231496" table:style-name="ce49">
            <text:p>92,6%</text:p>
          </table:table-cell>
          <table:table-cell office:value-type="percentage" office:value="0.81798308068233827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954" table:style-name="ce48">
            <text:p>75.954</text:p>
          </table:table-cell>
          <table:table-cell office:value-type="percentage" office:value="1" table:style-name="ce49">
            <text:p>100,0%</text:p>
          </table:table-cell>
          <table:table-cell office:value-type="float" office:value="108310" table:style-name="ce48">
            <text:p>108.310</text:p>
          </table:table-cell>
          <table:table-cell office:value-type="percentage" office:value="1" table:style-name="ce49">
            <text:p>100,0%</text:p>
          </table:table-cell>
          <table:table-cell office:value-type="float" office:value="153985" table:style-name="ce48">
            <text:p>153.985</text:p>
          </table:table-cell>
          <table:table-cell office:value-type="percentage" office:value="1.0028917357578757" table:style-name="ce49">
            <text:p>100,3%</text:p>
          </table:table-cell>
          <table:table-cell office:value-type="float" office:value="211950" table:style-name="ce48">
            <text:p>211.950</text:p>
          </table:table-cell>
          <table:table-cell office:value-type="percentage" office:value="0.97178855861680036" table:style-name="ce49">
            <text:p>97,2%</text:p>
          </table:table-cell>
          <table:table-cell office:value-type="float" office:value="235826" table:style-name="ce48">
            <text:p>235.826</text:p>
          </table:table-cell>
          <table:table-cell office:value-type="percentage" office:value="0.93408273523773311" table:style-name="ce49">
            <text:p>93,4%</text:p>
          </table:table-cell>
          <table:table-cell office:value-type="float" office:value="171848" table:style-name="ce48">
            <text:p>171.848</text:p>
          </table:table-cell>
          <table:table-cell office:value-type="percentage" office:value="0.8632367863206647" table:style-name="ce49">
            <text:p>86,3%</text:p>
          </table:table-cell>
          <table:table-cell office:value-type="float" office:value="145535" table:style-name="ce48">
            <text:p>145.535</text:p>
          </table:table-cell>
          <table:table-cell office:value-type="percentage" office:value="0.83670137232018116" table:style-name="ce49">
            <text:p>83,7%</text:p>
          </table:table-cell>
          <table:table-cell office:value-type="float" office:value="133616" table:style-name="ce48">
            <text:p>133.616</text:p>
          </table:table-cell>
          <table:table-cell office:value-type="percentage" office:value="0.92393649388726007" table:style-name="ce49">
            <text:p>92,4%</text:p>
          </table:table-cell>
          <table:table-cell office:value-type="float" office:value="1237024" table:style-name="ce48">
            <text:p>1.237.024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883641187783373" table:style-name="ce49">
            <text:p>93,9%</text:p>
          </table:table-cell>
          <table:table-cell office:value-type="percentage" office:value="0.81755576058307711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6" table:style-name="ce48">
            <text:p>42.316</text:p>
          </table:table-cell>
          <table:table-cell office:value-type="percentage" office:value="1" table:style-name="ce49">
            <text:p>100,0%</text:p>
          </table:table-cell>
          <table:table-cell office:value-type="float" office:value="55902" table:style-name="ce48">
            <text:p>55.902</text:p>
          </table:table-cell>
          <table:table-cell office:value-type="percentage" office:value="0.98697033898305087" table:style-name="ce49">
            <text:p>98,7%</text:p>
          </table:table-cell>
          <table:table-cell office:value-type="float" office:value="72604" table:style-name="ce48">
            <text:p>72.604</text:p>
          </table:table-cell>
          <table:table-cell office:value-type="percentage" office:value="0.95948196114708606" table:style-name="ce49">
            <text:p>95,9%</text:p>
          </table:table-cell>
          <table:table-cell office:value-type="float" office:value="92565" table:style-name="ce48">
            <text:p>92.565</text:p>
          </table:table-cell>
          <table:table-cell office:value-type="percentage" office:value="0.94746054166922555" table:style-name="ce49">
            <text:p>94,7%</text:p>
          </table:table-cell>
          <table:table-cell office:value-type="float" office:value="96419" table:style-name="ce48">
            <text:p>96.419</text:p>
          </table:table-cell>
          <table:table-cell office:value-type="percentage" office:value="0.91199644353641118" table:style-name="ce49">
            <text:p>91,2%</text:p>
          </table:table-cell>
          <table:table-cell office:value-type="float" office:value="65666" table:style-name="ce48">
            <text:p>65.666</text:p>
          </table:table-cell>
          <table:table-cell office:value-type="percentage" office:value="0.85581722686337625" table:style-name="ce49">
            <text:p>85,6%</text:p>
          </table:table-cell>
          <table:table-cell office:value-type="float" office:value="59335" table:style-name="ce48">
            <text:p>59.335</text:p>
          </table:table-cell>
          <table:table-cell office:value-type="percentage" office:value="0.86240225574837936" table:style-name="ce49">
            <text:p>86,2%</text:p>
          </table:table-cell>
          <table:table-cell office:value-type="float" office:value="56051" table:style-name="ce48">
            <text:p>56.051</text:p>
          </table:table-cell>
          <table:table-cell office:value-type="percentage" office:value="0.97444411606196002" table:style-name="ce49">
            <text:p>97,4%</text:p>
          </table:table-cell>
          <table:table-cell office:value-type="float" office:value="540858" table:style-name="ce48">
            <text:p>540.858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223412286658824" table:style-name="ce49">
            <text:p>93,2%</text:p>
          </table:table-cell>
          <table:table-cell office:value-type="percentage" office:value="0.82240509447216925" table:style-name="ce49">
            <text:p>82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202" table:style-name="ce48">
            <text:p>163.202</text:p>
          </table:table-cell>
          <table:table-cell office:value-type="percentage" office:value="1.0230432656745609" table:style-name="ce49">
            <text:p>102,3%</text:p>
          </table:table-cell>
          <table:table-cell office:value-type="float" office:value="213830" table:style-name="ce48">
            <text:p>213.830</text:p>
          </table:table-cell>
          <table:table-cell office:value-type="percentage" office:value="0.98827911963986947" table:style-name="ce49">
            <text:p>98,8%</text:p>
          </table:table-cell>
          <table:table-cell office:value-type="float" office:value="277106" table:style-name="ce48">
            <text:p>277.106</text:p>
          </table:table-cell>
          <table:table-cell office:value-type="percentage" office:value="0.97516566196162058" table:style-name="ce49">
            <text:p>97,5%</text:p>
          </table:table-cell>
          <table:table-cell office:value-type="float" office:value="326123" table:style-name="ce48">
            <text:p>326.123</text:p>
          </table:table-cell>
          <table:table-cell office:value-type="percentage" office:value="0.96638486133458978" table:style-name="ce49">
            <text:p>96,6%</text:p>
          </table:table-cell>
          <table:table-cell office:value-type="float" office:value="324516" table:style-name="ce48">
            <text:p>324.516</text:p>
          </table:table-cell>
          <table:table-cell office:value-type="percentage" office:value="0.9323457754895651" table:style-name="ce49">
            <text:p>93,2%</text:p>
          </table:table-cell>
          <table:table-cell office:value-type="float" office:value="209474" table:style-name="ce48">
            <text:p>209.474</text:p>
          </table:table-cell>
          <table:table-cell office:value-type="percentage" office:value="0.88149472931175965" table:style-name="ce49">
            <text:p>88,1%</text:p>
          </table:table-cell>
          <table:table-cell office:value-type="float" office:value="173171" table:style-name="ce48">
            <text:p>173.171</text:p>
          </table:table-cell>
          <table:table-cell office:value-type="percentage" office:value="0.86926687247446222" table:style-name="ce49">
            <text:p>86,9%</text:p>
          </table:table-cell>
          <table:table-cell office:value-type="float" office:value="166589" table:style-name="ce48">
            <text:p>166.589</text:p>
          </table:table-cell>
          <table:table-cell office:value-type="percentage" office:value="0.96396187875035444" table:style-name="ce49">
            <text:p>96,4%</text:p>
          </table:table-cell>
          <table:table-cell office:value-type="float" office:value="1854011" table:style-name="ce48">
            <text:p>1.854.011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822051161665522" table:style-name="ce49">
            <text:p>94,8%</text:p>
          </table:table-cell>
          <table:table-cell office:value-type="percentage" office:value="0.84816515608159171" table:style-name="ce49">
            <text:p>84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4" table:style-name="ce48">
            <text:p>2.394</text:p>
          </table:table-cell>
          <table:table-cell office:value-type="percentage" office:value="0.84384913641170245" table:style-name="ce49">
            <text:p>84,4%</text:p>
          </table:table-cell>
          <table:table-cell office:value-type="float" office:value="3901" table:style-name="ce48">
            <text:p>3.901</text:p>
          </table:table-cell>
          <table:table-cell office:value-type="percentage" office:value="0.88578564940962756" table:style-name="ce49">
            <text:p>88,6%</text:p>
          </table:table-cell>
          <table:table-cell office:value-type="float" office:value="7648" table:style-name="ce48">
            <text:p>7.648</text:p>
          </table:table-cell>
          <table:table-cell office:value-type="percentage" office:value="0.91823748349141554" table:style-name="ce49">
            <text:p>91,8%</text:p>
          </table:table-cell>
          <table:table-cell office:value-type="float" office:value="10612" table:style-name="ce48">
            <text:p>10.612</text:p>
          </table:table-cell>
          <table:table-cell office:value-type="percentage" office:value="0.9182313749242883" table:style-name="ce49">
            <text:p>91,8%</text:p>
          </table:table-cell>
          <table:table-cell office:value-type="float" office:value="11198" table:style-name="ce48">
            <text:p>11.198</text:p>
          </table:table-cell>
          <table:table-cell office:value-type="percentage" office:value="0.90620700817350486" table:style-name="ce49">
            <text:p>90,6%</text:p>
          </table:table-cell>
          <table:table-cell office:value-type="float" office:value="9364" table:style-name="ce48">
            <text:p>9.364</text:p>
          </table:table-cell>
          <table:table-cell office:value-type="percentage" office:value="0.8214755680322835" table:style-name="ce49">
            <text:p>82,1%</text:p>
          </table:table-cell>
          <table:table-cell office:value-type="float" office:value="9183" table:style-name="ce48">
            <text:p>9.183</text:p>
          </table:table-cell>
          <table:table-cell office:value-type="percentage" office:value="0.84519098021168892" table:style-name="ce49">
            <text:p>84,5%</text:p>
          </table:table-cell>
          <table:table-cell office:value-type="float" office:value="9155" table:style-name="ce48">
            <text:p>9.155</text:p>
          </table:table-cell>
          <table:table-cell office:value-type="percentage" office:value="0.98642387673742049" table:style-name="ce49">
            <text:p>98,6%</text:p>
          </table:table-cell>
          <table:table-cell office:value-type="float" office:value="63455" table:style-name="ce48">
            <text:p>63.455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9336749778259583" table:style-name="ce49">
            <text:p>89,3%</text:p>
          </table:table-cell>
          <table:table-cell office:value-type="percentage" office:value="0.75978543290587541" table:style-name="ce49">
            <text:p>76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6" table:style-name="ce48">
            <text:p>2.056</text:p>
          </table:table-cell>
          <table:table-cell office:value-type="percentage" office:value="0.81879729191557149" table:style-name="ce49">
            <text:p>81,9%</text:p>
          </table:table-cell>
          <table:table-cell office:value-type="float" office:value="3369" table:style-name="ce48">
            <text:p>3.369</text:p>
          </table:table-cell>
          <table:table-cell office:value-type="percentage" office:value="0.88587956876150409" table:style-name="ce49">
            <text:p>88,6%</text:p>
          </table:table-cell>
          <table:table-cell office:value-type="float" office:value="7424" table:style-name="ce48">
            <text:p>7.424</text:p>
          </table:table-cell>
          <table:table-cell office:value-type="percentage" office:value="0.92742036227357905" table:style-name="ce49">
            <text:p>92,7%</text:p>
          </table:table-cell>
          <table:table-cell office:value-type="float" office:value="10077" table:style-name="ce48">
            <text:p>10.077</text:p>
          </table:table-cell>
          <table:table-cell office:value-type="percentage" office:value="0.93296916952134057" table:style-name="ce49">
            <text:p>93,3%</text:p>
          </table:table-cell>
          <table:table-cell office:value-type="float" office:value="10592" table:style-name="ce48">
            <text:p>10.592</text:p>
          </table:table-cell>
          <table:table-cell office:value-type="percentage" office:value="0.96969696969696972" table:style-name="ce49">
            <text:p>97,0%</text:p>
          </table:table-cell>
          <table:table-cell office:value-type="float" office:value="9154" table:style-name="ce48">
            <text:p>9.154</text:p>
          </table:table-cell>
          <table:table-cell office:value-type="percentage" office:value="0.83582907231555881" table:style-name="ce49">
            <text:p>83,6%</text:p>
          </table:table-cell>
          <table:table-cell office:value-type="float" office:value="9721" table:style-name="ce48">
            <text:p>9.721</text:p>
          </table:table-cell>
          <table:table-cell office:value-type="percentage" office:value="0.83149431186382683" table:style-name="ce49">
            <text:p>83,1%</text:p>
          </table:table-cell>
          <table:table-cell office:value-type="float" office:value="8957" table:style-name="ce48">
            <text:p>8.957</text:p>
          </table:table-cell>
          <table:table-cell office:value-type="percentage" office:value="0.93496868475991646" table:style-name="ce49">
            <text:p>93,5%</text:p>
          </table:table-cell>
          <table:table-cell office:value-type="float" office:value="61350" table:style-name="ce48">
            <text:p>61.350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9869041689860252" table:style-name="ce49">
            <text:p>89,9%</text:p>
          </table:table-cell>
          <table:table-cell office:value-type="percentage" office:value="0.73016590892861388" table:style-name="ce49">
            <text:p>73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04" table:style-name="ce48">
            <text:p>3.704</text:p>
          </table:table-cell>
          <table:table-cell office:value-type="string" table:style-name="ce49">
            <text:p>-</text:p>
          </table:table-cell>
          <table:table-cell office:value-type="float" office:value="9855" table:style-name="ce48">
            <text:p>9.855</text:p>
          </table:table-cell>
          <table:table-cell office:value-type="string" table:style-name="ce49">
            <text:p>-</text:p>
          </table:table-cell>
          <table:table-cell office:value-type="float" office:value="22755" table:style-name="ce48">
            <text:p>22.755</text:p>
          </table:table-cell>
          <table:table-cell office:value-type="string" table:style-name="ce49">
            <text:p>-</text:p>
          </table:table-cell>
          <table:table-cell office:value-type="float" office:value="32590" table:style-name="ce48">
            <text:p>32.590</text:p>
          </table:table-cell>
          <table:table-cell office:value-type="string" table:style-name="ce49">
            <text:p>-</text:p>
          </table:table-cell>
          <table:table-cell office:value-type="float" office:value="24574" table:style-name="ce48">
            <text:p>24.574</text:p>
          </table:table-cell>
          <table:table-cell office:value-type="string" table:style-name="ce49">
            <text:p>-</text:p>
          </table:table-cell>
          <table:table-cell office:value-type="float" office:value="1325" table:style-name="ce48">
            <text:p>1.325</text:p>
          </table:table-cell>
          <table:table-cell office:value-type="string" table:style-name="ce49">
            <text:p>-</text:p>
          </table:table-cell>
          <table:table-cell office:value-type="float" office:value="94845" table:style-name="ce48">
            <text:p>94.845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1" table:style-name="ce51">
            <text:p>31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10" table:style-name="ce51">
            <text:p>310</text:p>
          </table:table-cell>
          <table:table-cell office:value-type="string" table:style-name="ce52">
            <text:p>-</text:p>
          </table:table-cell>
          <table:table-cell office:value-type="float" office:value="923" table:style-name="ce51">
            <text:p>923</text:p>
          </table:table-cell>
          <table:table-cell office:value-type="string" table:style-name="ce52">
            <text:p>-</text:p>
          </table:table-cell>
          <table:table-cell office:value-type="float" office:value="1972" table:style-name="ce51">
            <text:p>1.972</text:p>
          </table:table-cell>
          <table:table-cell office:value-type="string" table:style-name="ce52">
            <text:p>-</text:p>
          </table:table-cell>
          <table:table-cell office:value-type="float" office:value="2448" table:style-name="ce51">
            <text:p>2.448</text:p>
          </table:table-cell>
          <table:table-cell office:value-type="string" table:style-name="ce52">
            <text:p>-</text:p>
          </table:table-cell>
          <table:table-cell office:value-type="float" office:value="2133" table:style-name="ce51">
            <text:p>2.133</text:p>
          </table:table-cell>
          <table:table-cell office:value-type="string" table:style-name="ce52">
            <text:p>-</text:p>
          </table:table-cell>
          <table:table-cell office:value-type="float" office:value="257" table:style-name="ce51">
            <text:p>257</text:p>
          </table:table-cell>
          <table:table-cell office:value-type="string" table:style-name="ce52">
            <text:p>-</text:p>
          </table:table-cell>
          <table:table-cell office:value-type="float" office:value="8123" table:style-name="ce51">
            <text:p>8.123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5682" table:style-name="ce55">
            <text:p>2.925.682</text:p>
          </table:table-cell>
          <table:table-cell office:value-type="percentage" office:value="1" table:style-name="ce56">
            <text:p>100,0%</text:p>
          </table:table-cell>
          <table:table-cell office:value-type="float" office:value="3952885" table:style-name="ce55">
            <text:p>3.952.885</text:p>
          </table:table-cell>
          <table:table-cell office:value-type="percentage" office:value="0.98900528393884257" table:style-name="ce56">
            <text:p>98,9%</text:p>
          </table:table-cell>
          <table:table-cell office:value-type="float" office:value="5318256" table:style-name="ce55">
            <text:p>5.318.256</text:p>
          </table:table-cell>
          <table:table-cell office:value-type="percentage" office:value="0.96561080386225728" table:style-name="ce56">
            <text:p>96,6%</text:p>
          </table:table-cell>
          <table:table-cell office:value-type="float" office:value="6770855" table:style-name="ce55">
            <text:p>6.770.855</text:p>
          </table:table-cell>
          <table:table-cell office:value-type="percentage" office:value="0.94966712549760057" table:style-name="ce56">
            <text:p>95,0%</text:p>
          </table:table-cell>
          <table:table-cell office:value-type="float" office:value="7098596" table:style-name="ce55">
            <text:p>7.098.596</text:p>
          </table:table-cell>
          <table:table-cell office:value-type="percentage" office:value="0.90811952909678728" table:style-name="ce56">
            <text:p>90,8%</text:p>
          </table:table-cell>
          <table:table-cell office:value-type="float" office:value="5062071" table:style-name="ce55">
            <text:p>5.062.071</text:p>
          </table:table-cell>
          <table:table-cell office:value-type="percentage" office:value="0.85191079801145064" table:style-name="ce56">
            <text:p>85,2%</text:p>
          </table:table-cell>
          <table:table-cell office:value-type="float" office:value="4169422" table:style-name="ce55">
            <text:p>4.169.422</text:p>
          </table:table-cell>
          <table:table-cell office:value-type="percentage" office:value="0.84665105120106077" table:style-name="ce56">
            <text:p>84,7%</text:p>
          </table:table-cell>
          <table:table-cell office:value-type="float" office:value="3815652" table:style-name="ce55">
            <text:p>3.815.652</text:p>
          </table:table-cell>
          <table:table-cell office:value-type="percentage" office:value="0.95775311109895123" table:style-name="ce56">
            <text:p>95,8%</text:p>
          </table:table-cell>
          <table:table-cell office:value-type="float" office:value="39113419" table:style-name="ce55">
            <text:p>39.113.419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718711397001874" table:style-name="ce56">
            <text:p>92,7%</text:p>
          </table:table-cell>
          <table:table-cell office:value-type="percentage" office:value="0.82520030033737002" table:style-name="ce56">
            <text:p>82,5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8859" table:style-name="ce61">
            <text:p>998.859</text:p>
          </table:table-cell>
          <table:table-cell office:value-type="percentage" office:value="0.92149914663960519" table:style-name="ce62">
            <text:p>92,1%</text:p>
          </table:table-cell>
          <table:table-cell office:value-type="float" office:value="873482" table:style-name="ce61">
            <text:p>873.482</text:p>
          </table:table-cell>
          <table:table-cell office:value-type="percentage" office:value="0.93463517981531619" table:style-name="ce62">
            <text:p>93,5%</text:p>
          </table:table-cell>
          <table:table-cell office:value-type="float" office:value="889149" table:style-name="ce61">
            <text:p>889.149</text:p>
          </table:table-cell>
          <table:table-cell office:value-type="percentage" office:value="0.72616432247726725" table:style-name="ce62">
            <text:p>72,6%</text:p>
          </table:table-cell>
          <table:table-cell office:value-type="float" office:value="719862" table:style-name="ce61">
            <text:p>719.862</text:p>
          </table:table-cell>
          <table:table-cell office:value-type="percentage" office:value="0.56628940890865342" table:style-name="ce62">
            <text:p>56,6%</text:p>
          </table:table-cell>
          <table:table-cell office:value-type="float" office:value="400023" table:style-name="ce61">
            <text:p>400.023</text:p>
          </table:table-cell>
          <table:table-cell office:value-type="percentage" office:value="0.41841659344797288" table:style-name="ce62">
            <text:p>41,8%</text:p>
          </table:table-cell>
          <table:table-cell office:value-type="float" office:value="283621" table:style-name="ce61">
            <text:p>283.621</text:p>
          </table:table-cell>
          <table:table-cell office:value-type="percentage" office:value="0.3559250353890791" table:style-name="ce62">
            <text:p>35,6%</text:p>
          </table:table-cell>
          <table:table-cell office:value-type="float" office:value="32670" table:style-name="ce61">
            <text:p>32.670</text:p>
          </table:table-cell>
          <table:table-cell office:value-type="percentage" office:value="0.19430005590512781" table:style-name="ce46">
            <text:p>19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2039" table:style-name="ce7">
            <text:p>202.039</text:p>
          </table:table-cell>
          <table:table-cell office:value-type="percentage" office:value="0.91920308647030458" table:style-name="ce49">
            <text:p>91,9%</text:p>
          </table:table-cell>
          <table:table-cell office:value-type="float" office:value="145256" table:style-name="ce7">
            <text:p>145.256</text:p>
          </table:table-cell>
          <table:table-cell office:value-type="percentage" office:value="0.93372587840530707" table:style-name="ce49">
            <text:p>93,4%</text:p>
          </table:table-cell>
          <table:table-cell office:value-type="float" office:value="141906" table:style-name="ce7">
            <text:p>141.906</text:p>
          </table:table-cell>
          <table:table-cell office:value-type="percentage" office:value="0.75282895749003964" table:style-name="ce49">
            <text:p>75,3%</text:p>
          </table:table-cell>
          <table:table-cell office:value-type="float" office:value="112430" table:style-name="ce7">
            <text:p>112.430</text:p>
          </table:table-cell>
          <table:table-cell office:value-type="percentage" office:value="0.5879861096583896" table:style-name="ce49">
            <text:p>58,8%</text:p>
          </table:table-cell>
          <table:table-cell office:value-type="float" office:value="57604" table:style-name="ce7">
            <text:p>57.604</text:p>
          </table:table-cell>
          <table:table-cell office:value-type="percentage" office:value="0.44245422145753965" table:style-name="ce49">
            <text:p>44,2%</text:p>
          </table:table-cell>
          <table:table-cell office:value-type="float" office:value="43583" table:style-name="ce7">
            <text:p>43.583</text:p>
          </table:table-cell>
          <table:table-cell office:value-type="percentage" office:value="0.40158670192670948" table:style-name="ce49">
            <text:p>40,2%</text:p>
          </table:table-cell>
          <table:table-cell office:value-type="float" office:value="9758" table:style-name="ce7">
            <text:p>9.758</text:p>
          </table:table-cell>
          <table:table-cell office:value-type="percentage" office:value="0.43161712668082097" table:style-name="ce49">
            <text:p>43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2143" table:style-name="ce7">
            <text:p>192.143</text:p>
          </table:table-cell>
          <table:table-cell office:value-type="percentage" office:value="0.9450461350803675" table:style-name="ce49">
            <text:p>94,5%</text:p>
          </table:table-cell>
          <table:table-cell office:value-type="float" office:value="142810" table:style-name="ce7">
            <text:p>142.810</text:p>
          </table:table-cell>
          <table:table-cell office:value-type="percentage" office:value="0.95494423195228284" table:style-name="ce49">
            <text:p>95,5%</text:p>
          </table:table-cell>
          <table:table-cell office:value-type="float" office:value="145413" table:style-name="ce7">
            <text:p>145.413</text:p>
          </table:table-cell>
          <table:table-cell office:value-type="percentage" office:value="0.93820286339206793" table:style-name="ce49">
            <text:p>93,8%</text:p>
          </table:table-cell>
          <table:table-cell office:value-type="float" office:value="128256" table:style-name="ce7">
            <text:p>128.256</text:p>
          </table:table-cell>
          <table:table-cell office:value-type="percentage" office:value="0.84158032533021865" table:style-name="ce49">
            <text:p>84,2%</text:p>
          </table:table-cell>
          <table:table-cell office:value-type="float" office:value="63117" table:style-name="ce7">
            <text:p>63.117</text:p>
          </table:table-cell>
          <table:table-cell office:value-type="percentage" office:value="0.68656180655266941" table:style-name="ce49">
            <text:p>68,7%</text:p>
          </table:table-cell>
          <table:table-cell office:value-type="float" office:value="44559" table:style-name="ce7">
            <text:p>44.559</text:p>
          </table:table-cell>
          <table:table-cell office:value-type="percentage" office:value="0.66080882680072961" table:style-name="ce49">
            <text:p>66,1%</text:p>
          </table:table-cell>
          <table:table-cell office:value-type="float" office:value="10085" table:style-name="ce7">
            <text:p>10.085</text:p>
          </table:table-cell>
          <table:table-cell office:value-type="percentage" office:value="0.70102877797859031" table:style-name="ce49">
            <text:p>70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20331" table:style-name="ce7">
            <text:p>120.331</text:p>
          </table:table-cell>
          <table:table-cell office:value-type="percentage" office:value="0.91645151217431697" table:style-name="ce49">
            <text:p>91,6%</text:p>
          </table:table-cell>
          <table:table-cell office:value-type="float" office:value="99364" table:style-name="ce7">
            <text:p>99.364</text:p>
          </table:table-cell>
          <table:table-cell office:value-type="percentage" office:value="0.88571555912109468" table:style-name="ce49">
            <text:p>88,6%</text:p>
          </table:table-cell>
          <table:table-cell office:value-type="float" office:value="110764" table:style-name="ce7">
            <text:p>110.764</text:p>
          </table:table-cell>
          <table:table-cell office:value-type="percentage" office:value="0.72333783933807438" table:style-name="ce49">
            <text:p>72,3%</text:p>
          </table:table-cell>
          <table:table-cell office:value-type="float" office:value="85144" table:style-name="ce7">
            <text:p>85.144</text:p>
          </table:table-cell>
          <table:table-cell office:value-type="percentage" office:value="0.49244080461764467" table:style-name="ce49">
            <text:p>49,2%</text:p>
          </table:table-cell>
          <table:table-cell office:value-type="float" office:value="39593" table:style-name="ce7">
            <text:p>39.593</text:p>
          </table:table-cell>
          <table:table-cell office:value-type="percentage" office:value="0.29633926366133512" table:style-name="ce49">
            <text:p>29,6%</text:p>
          </table:table-cell>
          <table:table-cell office:value-type="float" office:value="26832" table:style-name="ce7">
            <text:p>26.832</text:p>
          </table:table-cell>
          <table:table-cell office:value-type="percentage" office:value="0.26072254503760423" table:style-name="ce49">
            <text:p>26,1%</text:p>
          </table:table-cell>
          <table:table-cell office:value-type="float" office:value="3217" table:style-name="ce7">
            <text:p>3.217</text:p>
          </table:table-cell>
          <table:table-cell office:value-type="percentage" office:value="0.16163392453398986" table:style-name="ce49">
            <text:p>16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4659" table:style-name="ce7">
            <text:p>224.659</text:p>
          </table:table-cell>
          <table:table-cell office:value-type="percentage" office:value="0.91705785825665975" table:style-name="ce49">
            <text:p>91,7%</text:p>
          </table:table-cell>
          <table:table-cell office:value-type="float" office:value="200117" table:style-name="ce7">
            <text:p>200.117</text:p>
          </table:table-cell>
          <table:table-cell office:value-type="percentage" office:value="0.88684688677154888" table:style-name="ce49">
            <text:p>88,7%</text:p>
          </table:table-cell>
          <table:table-cell office:value-type="float" office:value="246215" table:style-name="ce7">
            <text:p>246.215</text:p>
          </table:table-cell>
          <table:table-cell office:value-type="percentage" office:value="0.75808378439957391" table:style-name="ce49">
            <text:p>75,8%</text:p>
          </table:table-cell>
          <table:table-cell office:value-type="float" office:value="192386" table:style-name="ce7">
            <text:p>192.386</text:p>
          </table:table-cell>
          <table:table-cell office:value-type="percentage" office:value="0.59644031907538819" table:style-name="ce49">
            <text:p>59,6%</text:p>
          </table:table-cell>
          <table:table-cell office:value-type="float" office:value="87229" table:style-name="ce7">
            <text:p>87.229</text:p>
          </table:table-cell>
          <table:table-cell office:value-type="percentage" office:value="0.37268749946593521" table:style-name="ce49">
            <text:p>37,3%</text:p>
          </table:table-cell>
          <table:table-cell office:value-type="float" office:value="51403" table:style-name="ce7">
            <text:p>51.403</text:p>
          </table:table-cell>
          <table:table-cell office:value-type="percentage" office:value="0.26758459135866736" table:style-name="ce49">
            <text:p>26,8%</text:p>
          </table:table-cell>
          <table:table-cell office:value-type="float" office:value="5626" table:style-name="ce7">
            <text:p>5.626</text:p>
          </table:table-cell>
          <table:table-cell office:value-type="percentage" office:value="0.13736357643382083" table:style-name="ce49">
            <text:p>13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2342" table:style-name="ce7">
            <text:p>92.342</text:p>
          </table:table-cell>
          <table:table-cell office:value-type="percentage" office:value="0.93840634939991663" table:style-name="ce49">
            <text:p>93,8%</text:p>
          </table:table-cell>
          <table:table-cell office:value-type="float" office:value="75856" table:style-name="ce7">
            <text:p>75.856</text:p>
          </table:table-cell>
          <table:table-cell office:value-type="percentage" office:value="0.98273069997020301" table:style-name="ce49">
            <text:p>98,3%</text:p>
          </table:table-cell>
          <table:table-cell office:value-type="float" office:value="71831" table:style-name="ce7">
            <text:p>71.831</text:p>
          </table:table-cell>
          <table:table-cell office:value-type="percentage" office:value="0.8436512690414949" table:style-name="ce49">
            <text:p>84,4%</text:p>
          </table:table-cell>
          <table:table-cell office:value-type="float" office:value="61715" table:style-name="ce7">
            <text:p>61.715</text:p>
          </table:table-cell>
          <table:table-cell office:value-type="percentage" office:value="0.69065657978669825" table:style-name="ce49">
            <text:p>69,1%</text:p>
          </table:table-cell>
          <table:table-cell office:value-type="float" office:value="31095" table:style-name="ce7">
            <text:p>31.095</text:p>
          </table:table-cell>
          <table:table-cell office:value-type="percentage" office:value="0.54740863319484545" table:style-name="ce49">
            <text:p>54,7%</text:p>
          </table:table-cell>
          <table:table-cell office:value-type="float" office:value="19682" table:style-name="ce7">
            <text:p>19.682</text:p>
          </table:table-cell>
          <table:table-cell office:value-type="percentage" office:value="0.45293873981681776" table:style-name="ce49">
            <text:p>45,3%</text:p>
          </table:table-cell>
          <table:table-cell office:value-type="float" office:value="2620" table:style-name="ce7">
            <text:p>2.620</text:p>
          </table:table-cell>
          <table:table-cell office:value-type="percentage" office:value="0.26299939771130293" table:style-name="ce49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6108" table:style-name="ce7">
            <text:p>446.108</text:p>
          </table:table-cell>
          <table:table-cell office:value-type="percentage" office:value="0.93139027496502913" table:style-name="ce49">
            <text:p>93,1%</text:p>
          </table:table-cell>
          <table:table-cell office:value-type="float" office:value="297711" table:style-name="ce7">
            <text:p>297.711</text:p>
          </table:table-cell>
          <table:table-cell office:value-type="percentage" office:value="0.91908804643121755" table:style-name="ce49">
            <text:p>91,9%</text:p>
          </table:table-cell>
          <table:table-cell office:value-type="float" office:value="307395" table:style-name="ce7">
            <text:p>307.395</text:p>
          </table:table-cell>
          <table:table-cell office:value-type="percentage" office:value="0.86476868327402134" table:style-name="ce49">
            <text:p>86,5%</text:p>
          </table:table-cell>
          <table:table-cell office:value-type="float" office:value="233509" table:style-name="ce7">
            <text:p>233.509</text:p>
          </table:table-cell>
          <table:table-cell office:value-type="percentage" office:value="0.72081802747337553" table:style-name="ce49">
            <text:p>72,1%</text:p>
          </table:table-cell>
          <table:table-cell office:value-type="float" office:value="125427" table:style-name="ce7">
            <text:p>125.427</text:p>
          </table:table-cell>
          <table:table-cell office:value-type="percentage" office:value="0.57986445003328646" table:style-name="ce49">
            <text:p>58,0%</text:p>
          </table:table-cell>
          <table:table-cell office:value-type="float" office:value="94646" table:style-name="ce7">
            <text:p>94.646</text:p>
          </table:table-cell>
          <table:table-cell office:value-type="percentage" office:value="0.53039609065028803" table:style-name="ce49">
            <text:p>53,0%</text:p>
          </table:table-cell>
          <table:table-cell office:value-type="float" office:value="11917" table:style-name="ce7">
            <text:p>11.917</text:p>
          </table:table-cell>
          <table:table-cell office:value-type="percentage" office:value="0.3191312730973167" table:style-name="ce49">
            <text:p>31,9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4576" table:style-name="ce7">
            <text:p>274.576</text:p>
          </table:table-cell>
          <table:table-cell office:value-type="percentage" office:value="0.92978903525109202" table:style-name="ce49">
            <text:p>93,0%</text:p>
          </table:table-cell>
          <table:table-cell office:value-type="float" office:value="210775" table:style-name="ce7">
            <text:p>210.775</text:p>
          </table:table-cell>
          <table:table-cell office:value-type="percentage" office:value="0.94489124392561907" table:style-name="ce49">
            <text:p>94,5%</text:p>
          </table:table-cell>
          <table:table-cell office:value-type="float" office:value="231987" table:style-name="ce7">
            <text:p>231.987</text:p>
          </table:table-cell>
          <table:table-cell office:value-type="percentage" office:value="0.80951865835700376" table:style-name="ce49">
            <text:p>81,0%</text:p>
          </table:table-cell>
          <table:table-cell office:value-type="float" office:value="188515" table:style-name="ce7">
            <text:p>188.515</text:p>
          </table:table-cell>
          <table:table-cell office:value-type="percentage" office:value="0.656702535680321" table:style-name="ce49">
            <text:p>65,7%</text:p>
          </table:table-cell>
          <table:table-cell office:value-type="float" office:value="100787" table:style-name="ce7">
            <text:p>100.787</text:p>
          </table:table-cell>
          <table:table-cell office:value-type="percentage" office:value="0.4873410376674242" table:style-name="ce49">
            <text:p>48,7%</text:p>
          </table:table-cell>
          <table:table-cell office:value-type="float" office:value="73577" table:style-name="ce7">
            <text:p>73.577</text:p>
          </table:table-cell>
          <table:table-cell office:value-type="percentage" office:value="0.42167128013800298" table:style-name="ce49">
            <text:p>42,2%</text:p>
          </table:table-cell>
          <table:table-cell office:value-type="float" office:value="10558" table:style-name="ce7">
            <text:p>10.558</text:p>
          </table:table-cell>
          <table:table-cell office:value-type="percentage" office:value="0.28659844186867178" table:style-name="ce49">
            <text:p>28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8320" table:style-name="ce7">
            <text:p>978.320</text:p>
          </table:table-cell>
          <table:table-cell office:value-type="percentage" office:value="0.91063945446523487" table:style-name="ce49">
            <text:p>91,1%</text:p>
          </table:table-cell>
          <table:table-cell office:value-type="float" office:value="733824" table:style-name="ce7">
            <text:p>733.824</text:p>
          </table:table-cell>
          <table:table-cell office:value-type="percentage" office:value="0.91456830497574693" table:style-name="ce49">
            <text:p>91,5%</text:p>
          </table:table-cell>
          <table:table-cell office:value-type="float" office:value="791329" table:style-name="ce7">
            <text:p>791.329</text:p>
          </table:table-cell>
          <table:table-cell office:value-type="percentage" office:value="0.76097009794258075" table:style-name="ce49">
            <text:p>76,1%</text:p>
          </table:table-cell>
          <table:table-cell office:value-type="float" office:value="683852" table:style-name="ce7">
            <text:p>683.852</text:p>
          </table:table-cell>
          <table:table-cell office:value-type="percentage" office:value="0.59146309820758269" table:style-name="ce49">
            <text:p>59,1%</text:p>
          </table:table-cell>
          <table:table-cell office:value-type="float" office:value="353975" table:style-name="ce7">
            <text:p>353.975</text:p>
          </table:table-cell>
          <table:table-cell office:value-type="percentage" office:value="0.43202402906726262" table:style-name="ce49">
            <text:p>43,2%</text:p>
          </table:table-cell>
          <table:table-cell office:value-type="float" office:value="240580" table:style-name="ce7">
            <text:p>240.580</text:p>
          </table:table-cell>
          <table:table-cell office:value-type="percentage" office:value="0.35160948518396729" table:style-name="ce49">
            <text:p>35,2%</text:p>
          </table:table-cell>
          <table:table-cell office:value-type="float" office:value="31757" table:style-name="ce7">
            <text:p>31.757</text:p>
          </table:table-cell>
          <table:table-cell office:value-type="percentage" office:value="0.22365974589401921" table:style-name="ce49">
            <text:p>22,4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84273" table:style-name="ce7">
            <text:p>684.273</text:p>
          </table:table-cell>
          <table:table-cell office:value-type="percentage" office:value="0.93588081307084414" table:style-name="ce49">
            <text:p>93,6%</text:p>
          </table:table-cell>
          <table:table-cell office:value-type="float" office:value="557913" table:style-name="ce7">
            <text:p>557.913</text:p>
          </table:table-cell>
          <table:table-cell office:value-type="percentage" office:value="0.96254295888369013" table:style-name="ce49">
            <text:p>96,3%</text:p>
          </table:table-cell>
          <table:table-cell office:value-type="float" office:value="607700" table:style-name="ce7">
            <text:p>607.700</text:p>
          </table:table-cell>
          <table:table-cell office:value-type="percentage" office:value="0.82841672482987261" table:style-name="ce49">
            <text:p>82,8%</text:p>
          </table:table-cell>
          <table:table-cell office:value-type="float" office:value="529881" table:style-name="ce7">
            <text:p>529.881</text:p>
          </table:table-cell>
          <table:table-cell office:value-type="percentage" office:value="0.68841283905450601" table:style-name="ce49">
            <text:p>68,8%</text:p>
          </table:table-cell>
          <table:table-cell office:value-type="float" office:value="291651" table:style-name="ce7">
            <text:p>291.651</text:p>
          </table:table-cell>
          <table:table-cell office:value-type="percentage" office:value="0.55010845577833523" table:style-name="ce49">
            <text:p>55,0%</text:p>
          </table:table-cell>
          <table:table-cell office:value-type="float" office:value="224549" table:style-name="ce7">
            <text:p>224.549</text:p>
          </table:table-cell>
          <table:table-cell office:value-type="percentage" office:value="0.50241981496190724" table:style-name="ce49">
            <text:p>50,2%</text:p>
          </table:table-cell>
          <table:table-cell office:value-type="float" office:value="46717" table:style-name="ce7">
            <text:p>46.717</text:p>
          </table:table-cell>
          <table:table-cell office:value-type="percentage" office:value="0.48944975274495012" table:style-name="ce49">
            <text:p>48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935" table:style-name="ce7">
            <text:p>154.935</text:p>
          </table:table-cell>
          <table:table-cell office:value-type="percentage" office:value="0.89321849219114824" table:style-name="ce49">
            <text:p>89,3%</text:p>
          </table:table-cell>
          <table:table-cell office:value-type="float" office:value="127333" table:style-name="ce7">
            <text:p>127.333</text:p>
          </table:table-cell>
          <table:table-cell office:value-type="percentage" office:value="0.95821951311284193" table:style-name="ce49">
            <text:p>95,8%</text:p>
          </table:table-cell>
          <table:table-cell office:value-type="float" office:value="135097" table:style-name="ce7">
            <text:p>135.097</text:p>
          </table:table-cell>
          <table:table-cell office:value-type="percentage" office:value="0.83603767513243232" table:style-name="ce49">
            <text:p>83,6%</text:p>
          </table:table-cell>
          <table:table-cell office:value-type="float" office:value="105242" table:style-name="ce7">
            <text:p>105.242</text:p>
          </table:table-cell>
          <table:table-cell office:value-type="percentage" office:value="0.71969199627988401" table:style-name="ce49">
            <text:p>72,0%</text:p>
          </table:table-cell>
          <table:table-cell office:value-type="float" office:value="69914" table:style-name="ce7">
            <text:p>69.914</text:p>
          </table:table-cell>
          <table:table-cell office:value-type="percentage" office:value="0.61678120561431982" table:style-name="ce49">
            <text:p>61,7%</text:p>
          </table:table-cell>
          <table:table-cell office:value-type="float" office:value="48133" table:style-name="ce7">
            <text:p>48.133</text:p>
          </table:table-cell>
          <table:table-cell office:value-type="percentage" office:value="0.51448330411732013" table:style-name="ce49">
            <text:p>51,4%</text:p>
          </table:table-cell>
          <table:table-cell office:value-type="float" office:value="5625" table:style-name="ce7">
            <text:p>5.625</text:p>
          </table:table-cell>
          <table:table-cell office:value-type="percentage" office:value="0.29228371005455961" table:style-name="ce49">
            <text:p>29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7747" table:style-name="ce7">
            <text:p>507.747</text:p>
          </table:table-cell>
          <table:table-cell office:value-type="percentage" office:value="0.95207441881396426" table:style-name="ce49">
            <text:p>95,2%</text:p>
          </table:table-cell>
          <table:table-cell office:value-type="float" office:value="338017" table:style-name="ce7">
            <text:p>338.017</text:p>
          </table:table-cell>
          <table:table-cell office:value-type="percentage" office:value="0.97082222783879413" table:style-name="ce49">
            <text:p>97,1%</text:p>
          </table:table-cell>
          <table:table-cell office:value-type="float" office:value="377411" table:style-name="ce7">
            <text:p>377.411</text:p>
          </table:table-cell>
          <table:table-cell office:value-type="percentage" office:value="0.96026736076656316" table:style-name="ce49">
            <text:p>96,0%</text:p>
          </table:table-cell>
          <table:table-cell office:value-type="float" office:value="387881" table:style-name="ce7">
            <text:p>387.881</text:p>
          </table:table-cell>
          <table:table-cell office:value-type="percentage" office:value="0.94281116844794355" table:style-name="ce49">
            <text:p>94,3%</text:p>
          </table:table-cell>
          <table:table-cell office:value-type="float" office:value="202596" table:style-name="ce7">
            <text:p>202.596</text:p>
          </table:table-cell>
          <table:table-cell office:value-type="percentage" office:value="0.75756646599110045" table:style-name="ce49">
            <text:p>75,8%</text:p>
          </table:table-cell>
          <table:table-cell office:value-type="float" office:value="145484" table:style-name="ce7">
            <text:p>145.484</text:p>
          </table:table-cell>
          <table:table-cell office:value-type="percentage" office:value="0.71827988841985735" table:style-name="ce49">
            <text:p>71,8%</text:p>
          </table:table-cell>
          <table:table-cell office:value-type="float" office:value="21002" table:style-name="ce7">
            <text:p>21.002</text:p>
          </table:table-cell>
          <table:table-cell office:value-type="percentage" office:value="0.50341570986840534" table:style-name="ce49">
            <text:p>50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5958" table:style-name="ce7">
            <text:p>45.958</text:p>
          </table:table-cell>
          <table:table-cell office:value-type="percentage" office:value="0.82314801547499639" table:style-name="ce49">
            <text:p>82,3%</text:p>
          </table:table-cell>
          <table:table-cell office:value-type="float" office:value="36862" table:style-name="ce7">
            <text:p>36.862</text:p>
          </table:table-cell>
          <table:table-cell office:value-type="percentage" office:value="0.92835016495831968" table:style-name="ce49">
            <text:p>92,8%</text:p>
          </table:table-cell>
          <table:table-cell office:value-type="float" office:value="37277" table:style-name="ce7">
            <text:p>37.277</text:p>
          </table:table-cell>
          <table:table-cell office:value-type="percentage" office:value="0.80501446896730444" table:style-name="ce49">
            <text:p>80,5%</text:p>
          </table:table-cell>
          <table:table-cell office:value-type="float" office:value="33311" table:style-name="ce7">
            <text:p>33.311</text:p>
          </table:table-cell>
          <table:table-cell office:value-type="percentage" office:value="0.68483378220020152" table:style-name="ce49">
            <text:p>68,5%</text:p>
          </table:table-cell>
          <table:table-cell office:value-type="float" office:value="17083" table:style-name="ce7">
            <text:p>17.083</text:p>
          </table:table-cell>
          <table:table-cell office:value-type="percentage" office:value="0.52653803476759953" table:style-name="ce49">
            <text:p>52,7%</text:p>
          </table:table-cell>
          <table:table-cell office:value-type="float" office:value="11187" table:style-name="ce7">
            <text:p>11.187</text:p>
          </table:table-cell>
          <table:table-cell office:value-type="percentage" office:value="0.43870588235294117" table:style-name="ce49">
            <text:p>43,9%</text:p>
          </table:table-cell>
          <table:table-cell office:value-type="float" office:value="1689" table:style-name="ce7">
            <text:p>1.689</text:p>
          </table:table-cell>
          <table:table-cell office:value-type="percentage" office:value="0.30399568034557234" table:style-name="ce49">
            <text:p>30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32378" table:style-name="ce7">
            <text:p>832.378</text:p>
          </table:table-cell>
          <table:table-cell office:value-type="percentage" office:value="0.94254875361504853" table:style-name="ce49">
            <text:p>94,3%</text:p>
          </table:table-cell>
          <table:table-cell office:value-type="float" office:value="626177" table:style-name="ce7">
            <text:p>626.177</text:p>
          </table:table-cell>
          <table:table-cell office:value-type="percentage" office:value="0.90616990948098086" table:style-name="ce49">
            <text:p>90,6%</text:p>
          </table:table-cell>
          <table:table-cell office:value-type="float" office:value="714810" table:style-name="ce7">
            <text:p>714.810</text:p>
          </table:table-cell>
          <table:table-cell office:value-type="percentage" office:value="0.74356283111644172" table:style-name="ce49">
            <text:p>74,4%</text:p>
          </table:table-cell>
          <table:table-cell office:value-type="float" office:value="619262" table:style-name="ce7">
            <text:p>619.262</text:p>
          </table:table-cell>
          <table:table-cell office:value-type="percentage" office:value="0.58837971395371158" table:style-name="ce49">
            <text:p>58,8%</text:p>
          </table:table-cell>
          <table:table-cell office:value-type="float" office:value="353624" table:style-name="ce7">
            <text:p>353.624</text:p>
          </table:table-cell>
          <table:table-cell office:value-type="percentage" office:value="0.45744237729708193" table:style-name="ce49">
            <text:p>45,7%</text:p>
          </table:table-cell>
          <table:table-cell office:value-type="float" office:value="251662" table:style-name="ce7">
            <text:p>251.662</text:p>
          </table:table-cell>
          <table:table-cell office:value-type="percentage" office:value="0.40022964595718152" table:style-name="ce49">
            <text:p>40,0%</text:p>
          </table:table-cell>
          <table:table-cell office:value-type="float" office:value="27993" table:style-name="ce7">
            <text:p>27.993</text:p>
          </table:table-cell>
          <table:table-cell office:value-type="percentage" office:value="0.22766125293797118" table:style-name="ce49">
            <text:p>22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1566" table:style-name="ce7">
            <text:p>161.566</text:p>
          </table:table-cell>
          <table:table-cell office:value-type="percentage" office:value="0.87681804367646421" table:style-name="ce49">
            <text:p>87,7%</text:p>
          </table:table-cell>
          <table:table-cell office:value-type="float" office:value="134090" table:style-name="ce7">
            <text:p>134.090</text:p>
          </table:table-cell>
          <table:table-cell office:value-type="percentage" office:value="0.87079910380881254" table:style-name="ce49">
            <text:p>87,1%</text:p>
          </table:table-cell>
          <table:table-cell office:value-type="float" office:value="153588" table:style-name="ce7">
            <text:p>153.588</text:p>
          </table:table-cell>
          <table:table-cell office:value-type="percentage" office:value="0.72464260438782735" table:style-name="ce49">
            <text:p>72,5%</text:p>
          </table:table-cell>
          <table:table-cell office:value-type="float" office:value="133155" table:style-name="ce7">
            <text:p>133.155</text:p>
          </table:table-cell>
          <table:table-cell office:value-type="percentage" office:value="0.56463239846327373" table:style-name="ce49">
            <text:p>56,5%</text:p>
          </table:table-cell>
          <table:table-cell office:value-type="float" office:value="64914" table:style-name="ce7">
            <text:p>64.914</text:p>
          </table:table-cell>
          <table:table-cell office:value-type="percentage" office:value="0.37774079419021461" table:style-name="ce49">
            <text:p>37,8%</text:p>
          </table:table-cell>
          <table:table-cell office:value-type="float" office:value="47831" table:style-name="ce7">
            <text:p>47.831</text:p>
          </table:table-cell>
          <table:table-cell office:value-type="percentage" office:value="0.32865633696361701" table:style-name="ce49">
            <text:p>32,9%</text:p>
          </table:table-cell>
          <table:table-cell office:value-type="float" office:value="5637" table:style-name="ce7">
            <text:p>5.637</text:p>
          </table:table-cell>
          <table:table-cell office:value-type="percentage" office:value="0.1842518140811924" table:style-name="ce49">
            <text:p>18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253" table:style-name="ce7">
            <text:p>93.253</text:p>
          </table:table-cell>
          <table:table-cell office:value-type="percentage" office:value="0.94944918446720561" table:style-name="ce49">
            <text:p>94,9%</text:p>
          </table:table-cell>
          <table:table-cell office:value-type="float" office:value="71608" table:style-name="ce7">
            <text:p>71.608</text:p>
          </table:table-cell>
          <table:table-cell office:value-type="percentage" office:value="0.98628174756211784" table:style-name="ce49">
            <text:p>98,6%</text:p>
          </table:table-cell>
          <table:table-cell office:value-type="float" office:value="75961" table:style-name="ce7">
            <text:p>75.961</text:p>
          </table:table-cell>
          <table:table-cell office:value-type="percentage" office:value="0.82062334575703555" table:style-name="ce49">
            <text:p>82,1%</text:p>
          </table:table-cell>
          <table:table-cell office:value-type="float" office:value="63579" table:style-name="ce7">
            <text:p>63.579</text:p>
          </table:table-cell>
          <table:table-cell office:value-type="percentage" office:value="0.65940322965390641" table:style-name="ce49">
            <text:p>65,9%</text:p>
          </table:table-cell>
          <table:table-cell office:value-type="float" office:value="32322" table:style-name="ce7">
            <text:p>32.322</text:p>
          </table:table-cell>
          <table:table-cell office:value-type="percentage" office:value="0.49221819510857978" table:style-name="ce49">
            <text:p>49,2%</text:p>
          </table:table-cell>
          <table:table-cell office:value-type="float" office:value="24682" table:style-name="ce7">
            <text:p>24.682</text:p>
          </table:table-cell>
          <table:table-cell office:value-type="percentage" office:value="0.41597707929552541" table:style-name="ce49">
            <text:p>41,6%</text:p>
          </table:table-cell>
          <table:table-cell office:value-type="float" office:value="3501" table:style-name="ce7">
            <text:p>3.501</text:p>
          </table:table-cell>
          <table:table-cell office:value-type="percentage" office:value="0.26222754849823982" table:style-name="ce49">
            <text:p>26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4333" table:style-name="ce7">
            <text:p>344.333</text:p>
          </table:table-cell>
          <table:table-cell office:value-type="percentage" office:value="0.91327261346517008" table:style-name="ce49">
            <text:p>91,3%</text:p>
          </table:table-cell>
          <table:table-cell office:value-type="float" office:value="254397" table:style-name="ce7">
            <text:p>254.397</text:p>
          </table:table-cell>
          <table:table-cell office:value-type="percentage" office:value="0.91804941069482437" table:style-name="ce49">
            <text:p>91,8%</text:p>
          </table:table-cell>
          <table:table-cell office:value-type="float" office:value="262790" table:style-name="ce7">
            <text:p>262.790</text:p>
          </table:table-cell>
          <table:table-cell office:value-type="percentage" office:value="0.80580026554398188" table:style-name="ce49">
            <text:p>80,6%</text:p>
          </table:table-cell>
          <table:table-cell office:value-type="float" office:value="191787" table:style-name="ce7">
            <text:p>191.787</text:p>
          </table:table-cell>
          <table:table-cell office:value-type="percentage" office:value="0.59099397256221575" table:style-name="ce49">
            <text:p>59,1%</text:p>
          </table:table-cell>
          <table:table-cell office:value-type="float" office:value="84065" table:style-name="ce7">
            <text:p>84.065</text:p>
          </table:table-cell>
          <table:table-cell office:value-type="percentage" office:value="0.40131472163609805" table:style-name="ce49">
            <text:p>40,1%</text:p>
          </table:table-cell>
          <table:table-cell office:value-type="float" office:value="57121" table:style-name="ce7">
            <text:p>57.121</text:p>
          </table:table-cell>
          <table:table-cell office:value-type="percentage" office:value="0.329853150931738" table:style-name="ce49">
            <text:p>33,0%</text:p>
          </table:table-cell>
          <table:table-cell office:value-type="float" office:value="9915" table:style-name="ce7">
            <text:p>9.915</text:p>
          </table:table-cell>
          <table:table-cell office:value-type="percentage" office:value="0.2582434755430536" table:style-name="ce49">
            <text:p>25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690" table:style-name="ce7">
            <text:p>5.690</text:p>
          </table:table-cell>
          <table:table-cell office:value-type="percentage" office:value="0.90389197776012709" table:style-name="ce49">
            <text:p>90,4%</text:p>
          </table:table-cell>
          <table:table-cell office:value-type="float" office:value="7248" table:style-name="ce7">
            <text:p>7.248</text:p>
          </table:table-cell>
          <table:table-cell office:value-type="percentage" office:value="0.94769874476987448" table:style-name="ce49">
            <text:p>94,8%</text:p>
          </table:table-cell>
          <table:table-cell office:value-type="float" office:value="9057" table:style-name="ce7">
            <text:p>9.057</text:p>
          </table:table-cell>
          <table:table-cell office:value-type="percentage" office:value="0.8534677723332077" table:style-name="ce49">
            <text:p>85,3%</text:p>
          </table:table-cell>
          <table:table-cell office:value-type="float" office:value="8622" table:style-name="ce7">
            <text:p>8.622</text:p>
          </table:table-cell>
          <table:table-cell office:value-type="percentage" office:value="0.76995892123593501" table:style-name="ce49">
            <text:p>77,0%</text:p>
          </table:table-cell>
          <table:table-cell office:value-type="float" office:value="5960" table:style-name="ce7">
            <text:p>5.960</text:p>
          </table:table-cell>
          <table:table-cell office:value-type="percentage" office:value="0.63648013669372061" table:style-name="ce49">
            <text:p>63,6%</text:p>
          </table:table-cell>
          <table:table-cell office:value-type="float" office:value="4671" table:style-name="ce7">
            <text:p>4.671</text:p>
          </table:table-cell>
          <table:table-cell office:value-type="percentage" office:value="0.50865730153544597" table:style-name="ce49">
            <text:p>50,9%</text:p>
          </table:table-cell>
          <table:table-cell office:value-type="float" office:value="816" table:style-name="ce7">
            <text:p>816</text:p>
          </table:table-cell>
          <table:table-cell office:value-type="percentage" office:value="0.35432045158488928" table:style-name="ce49">
            <text:p>35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496" table:style-name="ce7">
            <text:p>4.496</text:p>
          </table:table-cell>
          <table:table-cell office:value-type="percentage" office:value="0.82875576036866361" table:style-name="ce49">
            <text:p>82,9%</text:p>
          </table:table-cell>
          <table:table-cell office:value-type="float" office:value="6047" table:style-name="ce7">
            <text:p>6.047</text:p>
          </table:table-cell>
          <table:table-cell office:value-type="percentage" office:value="0.81452047413793105" table:style-name="ce49">
            <text:p>81,5%</text:p>
          </table:table-cell>
          <table:table-cell office:value-type="float" office:value="7805" table:style-name="ce7">
            <text:p>7.805</text:p>
          </table:table-cell>
          <table:table-cell office:value-type="percentage" office:value="0.77453607224372334" table:style-name="ce49">
            <text:p>77,5%</text:p>
          </table:table-cell>
          <table:table-cell office:value-type="float" office:value="7500" table:style-name="ce7">
            <text:p>7.500</text:p>
          </table:table-cell>
          <table:table-cell office:value-type="percentage" office:value="0.70808157099697888" table:style-name="ce49">
            <text:p>70,8%</text:p>
          </table:table-cell>
          <table:table-cell office:value-type="float" office:value="4774" table:style-name="ce7">
            <text:p>4.774</text:p>
          </table:table-cell>
          <table:table-cell office:value-type="percentage" office:value="0.52152064671181997" table:style-name="ce49">
            <text:p>52,2%</text:p>
          </table:table-cell>
          <table:table-cell office:value-type="float" office:value="4056" table:style-name="ce7">
            <text:p>4.056</text:p>
          </table:table-cell>
          <table:table-cell office:value-type="percentage" office:value="0.41724102458594797" table:style-name="ce49">
            <text:p>41,7%</text:p>
          </table:table-cell>
          <table:table-cell office:value-type="float" office:value="839" table:style-name="ce7">
            <text:p>839</text:p>
          </table:table-cell>
          <table:table-cell office:value-type="percentage" office:value="0.35002085940759281" table:style-name="ce49">
            <text:p>35,0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72" table:style-name="ce7">
            <text:p>2.372</text:p>
          </table:table-cell>
          <table:table-cell office:value-type="percentage" office:value="0.64038876889848817" table:style-name="ce49">
            <text:p>64,0%</text:p>
          </table:table-cell>
          <table:table-cell office:value-type="float" office:value="7375" table:style-name="ce7">
            <text:p>7.375</text:p>
          </table:table-cell>
          <table:table-cell office:value-type="percentage" office:value="0.74835109081684426" table:style-name="ce49">
            <text:p>74,8%</text:p>
          </table:table-cell>
          <table:table-cell office:value-type="float" office:value="15150" table:style-name="ce7">
            <text:p>15.150</text:p>
          </table:table-cell>
          <table:table-cell office:value-type="percentage" office:value="0.66578773895847065" table:style-name="ce49">
            <text:p>66,6%</text:p>
          </table:table-cell>
          <table:table-cell office:value-type="float" office:value="15121" table:style-name="ce7">
            <text:p>15.121</text:p>
          </table:table-cell>
          <table:table-cell office:value-type="percentage" office:value="0.46397667996317887" table:style-name="ce49">
            <text:p>46,4%</text:p>
          </table:table-cell>
          <table:table-cell office:value-type="float" office:value="10691" table:style-name="ce7">
            <text:p>10.691</text:p>
          </table:table-cell>
          <table:table-cell office:value-type="percentage" office:value="0.43505330837470496" table:style-name="ce49">
            <text:p>43,5%</text:p>
          </table:table-cell>
          <table:table-cell office:value-type="float" office:value="201" table:style-name="ce7">
            <text:p>201</text:p>
          </table:table-cell>
          <table:table-cell office:value-type="percentage" office:value="0.15402298850574714" table:style-name="ce49">
            <text:p>15,4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77" table:style-name="ce7">
            <text:p>77</text:p>
          </table:table-cell>
          <table:table-cell office:value-type="percentage" office:value="0.96250000000000002" table:style-name="ce52">
            <text:p>96,3%</text:p>
          </table:table-cell>
          <table:table-cell office:value-type="float" office:value="298" table:style-name="ce7">
            <text:p>298</text:p>
          </table:table-cell>
          <table:table-cell office:value-type="percentage" office:value="0.96129032258064517" table:style-name="ce52">
            <text:p>96,1%</text:p>
          </table:table-cell>
          <table:table-cell office:value-type="float" office:value="695" table:style-name="ce7">
            <text:p>695</text:p>
          </table:table-cell>
          <table:table-cell office:value-type="percentage" office:value="0.75297941495124598" table:style-name="ce52">
            <text:p>75,3%</text:p>
          </table:table-cell>
          <table:table-cell office:value-type="float" office:value="928" table:style-name="ce7">
            <text:p>928</text:p>
          </table:table-cell>
          <table:table-cell office:value-type="percentage" office:value="0.47058823529411764" table:style-name="ce52">
            <text:p>47,1%</text:p>
          </table:table-cell>
          <table:table-cell office:value-type="float" office:value="1149" table:style-name="ce7">
            <text:p>1.149</text:p>
          </table:table-cell>
          <table:table-cell office:value-type="percentage" office:value="0.46936274509803921" table:style-name="ce52">
            <text:p>46,9%</text:p>
          </table:table-cell>
          <table:table-cell office:value-type="float" office:value="923" table:style-name="ce7">
            <text:p>923</text:p>
          </table:table-cell>
          <table:table-cell office:value-type="percentage" office:value="0.43272386310360994" table:style-name="ce52">
            <text:p>43,3%</text:p>
          </table:table-cell>
          <table:table-cell office:value-type="float" office:value="20" table:style-name="ce7">
            <text:p>20</text:p>
          </table:table-cell>
          <table:table-cell office:value-type="percentage" office:value="0.11627906976744186" table:style-name="ce52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64090" table:style-name="ce66">
            <text:p>6.364.090</text:p>
          </table:table-cell>
          <table:table-cell office:value-type="percentage" office:value="0.92520578777527351" table:style-name="ce67">
            <text:p>92,52%</text:p>
          </table:table-cell>
          <table:table-cell office:value-type="float" office:value="4941557" table:style-name="ce66">
            <text:p>4.941.557</text:p>
          </table:table-cell>
          <table:table-cell office:value-type="percentage" office:value="0.92916869740757124" table:style-name="ce67">
            <text:p>92,92%</text:p>
          </table:table-cell>
          <table:table-cell office:value-type="float" office:value="5325555" table:style-name="ce66">
            <text:p>5.325.555</text:p>
          </table:table-cell>
          <table:table-cell office:value-type="percentage" office:value="0.78654099076113726" table:style-name="ce67">
            <text:p>78,65%</text:p>
          </table:table-cell>
          <table:table-cell office:value-type="float" office:value="4501967" table:style-name="ce66">
            <text:p>4.501.967</text:p>
          </table:table-cell>
          <table:table-cell office:value-type="percentage" office:value="0.63420527101415547" table:style-name="ce67">
            <text:p>63,42%</text:p>
          </table:table-cell>
          <table:table-cell office:value-type="float" office:value="2402023" table:style-name="ce66">
            <text:p>2.402.023</text:p>
          </table:table-cell>
          <table:table-cell office:value-type="percentage" office:value="0.47451388967084818" table:style-name="ce67">
            <text:p>47,45%</text:p>
          </table:table-cell>
          <table:table-cell office:value-type="float" office:value="1709473" table:style-name="ce66">
            <text:p>1.709.473</text:p>
          </table:table-cell>
          <table:table-cell office:value-type="percentage" office:value="0.41000239361714885" table:style-name="ce67">
            <text:p>41,00%</text:p>
          </table:table-cell>
          <table:table-cell office:value-type="float" office:value="242163" table:style-name="ce66">
            <text:p>242.163</text:p>
          </table:table-cell>
          <table:table-cell office:value-type="percentage" office:value="0.27977286643483484" table:style-name="ce67">
            <text:p>27,98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49739" table:style-name="ce8">
            <text:p>449.739</text:p>
          </table:table-cell>
          <table:table-cell office:value-type="percentage" office:value="0.61754007758058427" table:style-name="ce77">
            <text:p>61,8%</text:p>
          </table:table-cell>
          <table:table-cell office:value-type="float" office:value="360917" table:style-name="ce8">
            <text:p>360.917</text:p>
          </table:table-cell>
          <table:table-cell office:value-type="percentage" office:value="0.49557790669733276" table:style-name="ce77">
            <text:p>49,6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5299" table:style-name="ce8">
            <text:p>55.299</text:p>
          </table:table-cell>
          <table:table-cell office:value-type="percentage" office:value="0.53295104086353118" table:style-name="ce77">
            <text:p>53,3%</text:p>
          </table:table-cell>
          <table:table-cell office:value-type="float" office:value="45546" table:style-name="ce8">
            <text:p>45.546</text:p>
          </table:table-cell>
          <table:table-cell office:value-type="percentage" office:value="0.43895528141865842" table:style-name="ce77">
            <text:p>43,9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4159" table:style-name="ce8">
            <text:p>44.159</text:p>
          </table:table-cell>
          <table:table-cell office:value-type="percentage" office:value="0.71019154376879656" table:style-name="ce77">
            <text:p>71,0%</text:p>
          </table:table-cell>
          <table:table-cell office:value-type="float" office:value="38716" table:style-name="ce8">
            <text:p>38.716</text:p>
          </table:table-cell>
          <table:table-cell office:value-type="percentage" office:value="0.62265395069074769" table:style-name="ce77">
            <text:p>62,3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880" table:style-name="ce8">
            <text:p>33.880</text:p>
          </table:table-cell>
          <table:table-cell office:value-type="percentage" office:value="0.34634335834474861" table:style-name="ce77">
            <text:p>34,6%</text:p>
          </table:table-cell>
          <table:table-cell office:value-type="float" office:value="26358" table:style-name="ce8">
            <text:p>26.358</text:p>
          </table:table-cell>
          <table:table-cell office:value-type="percentage" office:value="0.26944859029666129" table:style-name="ce77">
            <text:p>26,9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80837" table:style-name="ce8">
            <text:p>80.837</text:p>
          </table:table-cell>
          <table:table-cell office:value-type="percentage" office:value="0.51784067032234915" table:style-name="ce77">
            <text:p>51,8%</text:p>
          </table:table-cell>
          <table:table-cell office:value-type="float" office:value="61862" table:style-name="ce8">
            <text:p>61.862</text:p>
          </table:table-cell>
          <table:table-cell office:value-type="percentage" office:value="0.39628709065751039" table:style-name="ce77">
            <text:p>39,6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6080" table:style-name="ce8">
            <text:p>26.080</text:p>
          </table:table-cell>
          <table:table-cell office:value-type="percentage" office:value="0.60748643171600936" table:style-name="ce77">
            <text:p>60,7%</text:p>
          </table:table-cell>
          <table:table-cell office:value-type="float" office:value="23442" table:style-name="ce8">
            <text:p>23.442</text:p>
          </table:table-cell>
          <table:table-cell office:value-type="percentage" office:value="0.54603899280240387" table:style-name="ce77">
            <text:p>54,6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5333" table:style-name="ce8">
            <text:p>105.333</text:p>
          </table:table-cell>
          <table:table-cell office:value-type="percentage" office:value="0.66352749973227843" table:style-name="ce77">
            <text:p>66,4%</text:p>
          </table:table-cell>
          <table:table-cell office:value-type="float" office:value="95546" table:style-name="ce8">
            <text:p>95.546</text:p>
          </table:table-cell>
          <table:table-cell office:value-type="percentage" office:value="0.60187594096266384" table:style-name="ce77">
            <text:p>60,2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5588" table:style-name="ce8">
            <text:p>105.588</text:p>
          </table:table-cell>
          <table:table-cell office:value-type="percentage" office:value="0.61629875208666518" table:style-name="ce77">
            <text:p>61,6%</text:p>
          </table:table-cell>
          <table:table-cell office:value-type="float" office:value="86983" table:style-name="ce8">
            <text:p>86.983</text:p>
          </table:table-cell>
          <table:table-cell office:value-type="percentage" office:value="0.50770460992493838" table:style-name="ce77">
            <text:p>50,8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61288" table:style-name="ce8">
            <text:p>261.288</text:p>
          </table:table-cell>
          <table:table-cell office:value-type="percentage" office:value="0.4031214418617568" table:style-name="ce77">
            <text:p>40,3%</text:p>
          </table:table-cell>
          <table:table-cell office:value-type="float" office:value="202920" table:style-name="ce8">
            <text:p>202.920</text:p>
          </table:table-cell>
          <table:table-cell office:value-type="percentage" office:value="0.31306988067797864" table:style-name="ce77">
            <text:p>31,3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61927" table:style-name="ce8">
            <text:p>261.927</text:p>
          </table:table-cell>
          <table:table-cell office:value-type="percentage" office:value="0.63846637610787726" table:style-name="ce77">
            <text:p>63,8%</text:p>
          </table:table-cell>
          <table:table-cell office:value-type="float" office:value="196941" table:style-name="ce8">
            <text:p>196.941</text:p>
          </table:table-cell>
          <table:table-cell office:value-type="percentage" office:value="0.48005820926083015" table:style-name="ce77">
            <text:p>48,0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60493" table:style-name="ce8">
            <text:p>60.493</text:p>
          </table:table-cell>
          <table:table-cell office:value-type="percentage" office:value="0.76979753890790625" table:style-name="ce77">
            <text:p>77,0%</text:p>
          </table:table-cell>
          <table:table-cell office:value-type="float" office:value="51718" table:style-name="ce8">
            <text:p>51.718</text:p>
          </table:table-cell>
          <table:table-cell office:value-type="percentage" office:value="0.6581321659900996" table:style-name="ce77">
            <text:p>65,8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8696" table:style-name="ce8">
            <text:p>138.696</text:p>
          </table:table-cell>
          <table:table-cell office:value-type="percentage" office:value="0.78104709506298675" table:style-name="ce77">
            <text:p>78,1%</text:p>
          </table:table-cell>
          <table:table-cell office:value-type="float" office:value="121935" table:style-name="ce8">
            <text:p>121.935</text:p>
          </table:table-cell>
          <table:table-cell office:value-type="percentage" office:value="0.68665987149236674" table:style-name="ce77">
            <text:p>68,7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980" table:style-name="ce8">
            <text:p>16.980</text:p>
          </table:table-cell>
          <table:table-cell office:value-type="percentage" office:value="0.66858290349253846" table:style-name="ce77">
            <text:p>66,9%</text:p>
          </table:table-cell>
          <table:table-cell office:value-type="float" office:value="14684" table:style-name="ce8">
            <text:p>14.684</text:p>
          </table:table-cell>
          <table:table-cell office:value-type="percentage" office:value="0.57817852502264044" table:style-name="ce77">
            <text:p>57,8%</text:p>
          </table:table-cell>
          <table:table-cell office:value-type="date" office:date-value="2022-07-05T00:00:00" table:style-name="ce11">
            <text:p>05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66743" table:style-name="ce8">
            <text:p>266.743</text:p>
          </table:table-cell>
          <table:table-cell office:value-type="percentage" office:value="0.47009384500154205" table:style-name="ce77">
            <text:p>47,0%</text:p>
          </table:table-cell>
          <table:table-cell office:value-type="float" office:value="232954" table:style-name="ce8">
            <text:p>232.954</text:p>
          </table:table-cell>
          <table:table-cell office:value-type="percentage" office:value="0.41054588712164602" table:style-name="ce77">
            <text:p>41,1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1830" table:style-name="ce8">
            <text:p>71.830</text:p>
          </table:table-cell>
          <table:table-cell office:value-type="percentage" office:value="0.51399662249191402" table:style-name="ce77">
            <text:p>51,4%</text:p>
          </table:table-cell>
          <table:table-cell office:value-type="float" office:value="51026" table:style-name="ce8">
            <text:p>51.026</text:p>
          </table:table-cell>
          <table:table-cell office:value-type="percentage" office:value="0.36512866015971607" table:style-name="ce77">
            <text:p>36,5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621" table:style-name="ce8">
            <text:p>29.621</text:p>
          </table:table-cell>
          <table:table-cell office:value-type="percentage" office:value="0.52490652301040208" table:style-name="ce77">
            <text:p>52,5%</text:p>
          </table:table-cell>
          <table:table-cell office:value-type="float" office:value="25906" table:style-name="ce8">
            <text:p>25.906</text:p>
          </table:table-cell>
          <table:table-cell office:value-type="percentage" office:value="0.45907391327461855" table:style-name="ce77">
            <text:p>45,9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6484" table:style-name="ce8">
            <text:p>86.484</text:p>
          </table:table-cell>
          <table:table-cell office:value-type="percentage" office:value="0.50819729929838164" table:style-name="ce77">
            <text:p>50,8%</text:p>
          </table:table-cell>
          <table:table-cell office:value-type="float" office:value="68820" table:style-name="ce8">
            <text:p>68.820</text:p>
          </table:table-cell>
          <table:table-cell office:value-type="percentage" office:value="0.40440009872016358" table:style-name="ce77">
            <text:p>40,4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236" table:style-name="ce8">
            <text:p>3.236</text:p>
          </table:table-cell>
          <table:table-cell office:value-type="percentage" office:value="0.3517009020758613" table:style-name="ce77">
            <text:p>35,2%</text:p>
          </table:table-cell>
          <table:table-cell office:value-type="float" office:value="2250" table:style-name="ce8">
            <text:p>2.250</text:p>
          </table:table-cell>
          <table:table-cell office:value-type="percentage" office:value="0.24453863710466253" table:style-name="ce77">
            <text:p>24,5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648" table:style-name="ce8">
            <text:p>3.648</text:p>
          </table:table-cell>
          <table:table-cell office:value-type="percentage" office:value="0.32942026368069349" table:style-name="ce77">
            <text:p>32,9%</text:p>
          </table:table-cell>
          <table:table-cell office:value-type="float" office:value="2153" table:style-name="ce8">
            <text:p>2.153</text:p>
          </table:table-cell>
          <table:table-cell office:value-type="percentage" office:value="0.19441936066461982" table:style-name="ce77">
            <text:p>19,4%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7-06T00:00:00" table:style-name="ce11">
            <text:p>06/07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6-27T00:00:00" table:style-name="ce11">
            <text:p>27/06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101861" table:style-name="ce82">
            <text:p>2.101.861</text:p>
          </table:table-cell>
          <table:table-cell office:value-type="percentage" office:value="0.55092284368378397" table:style-name="ce83">
            <text:p>55,1%</text:p>
          </table:table-cell>
          <table:table-cell office:value-type="float" office:value="1710677" table:style-name="ce82">
            <text:p>1.710.677</text:p>
          </table:table-cell>
          <table:table-cell office:value-type="percentage" office:value="0.44838885038755871" table:style-name="ce83">
            <text:p>44,8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7-07T12:31:57Z</dc:date>
  </office:meta>
</office:document-meta>
</file>